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AN_ID_DEZ <text:s text:c="5"/>CAN_ID_HEX <text:s text:c="5"/>CAN_ID_NAME <text:s text:c="4"/>DIAG_ID_DEZ <text:s text:c="4"/>DIAG_ID_HEX <text:s text:c="4"/>SG_NAME</text:p>
      <text:p text:style-name="Preformatted_20_Text">0 <text:s text:c="6"/>0x00 <text:s text:c="3"/>unbekannt <text:s text:c="6"/>0 <text:s text:c="6"/>0x00 <text:s text:c="3"/>Sender unbekannt</text:p>
      <text:p text:style-name="Preformatted_20_Text">949 <text:s text:c="4"/>0x3B5 <text:s text:c="2"/>Status Wasserventil [6] 120 <text:s text:c="4"/>0x78 <text:s text:c="3"/>IHKA</text:p>
      <text:p text:style-name="Preformatted_20_Text">957 <text:s text:c="4"/>0x3BD <text:s text:c="2"/>Status Verbraucherabschaltung [2] <text:s text:c="6"/>114 <text:s text:c="4"/>0x72 <text:s text:c="3"/>KBM</text:p>
      <text:p text:style-name="Preformatted_20_Text">250 <text:s text:c="4"/>0xFA <text:s text:c="3"/>Steuerung Fensterheber FAT [10] 0 <text:s text:c="6"/>0x0 <text:s text:c="4"/>KGM</text:p>
      <text:p text:style-name="Preformatted_20_Text">251 <text:s text:c="4"/>0xFB <text:s text:c="3"/>Steuerung Fensterheber BFT [5] <text:s/>0 <text:s text:c="6"/>0x0 <text:s text:c="4"/>KGM</text:p>
      <text:p text:style-name="Preformatted_20_Text">252 <text:s text:c="4"/>0xFC <text:s text:c="3"/>Steuerung Fensterheber FATH [5] 114 <text:s text:c="4"/>0x72 <text:s text:c="3"/>KBM</text:p>
      <text:p text:style-name="Preformatted_20_Text">253 <text:s text:c="4"/>0xFD <text:s text:c="3"/>Steuerung Fensterheber BFTH [5] 114 <text:s text:c="4"/>0x72 <text:s text:c="3"/>KBM</text:p>
      <text:p text:style-name="Preformatted_20_Text">168 <text:s text:c="4"/>0xA8 <text:s text:c="3"/>Drehmoment 1 K-CAN [10] 18 <text:s text:c="5"/>0x12 <text:s text:c="3"/>DME1/DDE1</text:p>
      <text:p text:style-name="Preformatted_20_Text">169 <text:s text:c="4"/>0xA9 <text:s text:c="3"/>Drehmoment 2 (10) <text:s text:c="6"/>18 <text:s text:c="5"/>0x12 <text:s text:c="3"/>DME1/DDE1</text:p>
      <text:p text:style-name="Preformatted_20_Text">170 <text:s text:c="4"/>0xAA <text:s text:c="3"/>Drehmoment 3 K-CAN [10] 18 <text:s text:c="5"/>0x12 <text:s text:c="3"/>DME1/DDE1</text:p>
      <text:p text:style-name="Preformatted_20_Text">172 <text:s text:c="4"/>0xAC <text:s text:c="3"/>Radmoment Antriebsstrang 2 [5] <text:s/>18 <text:s text:c="5"/>0x12 <text:s text:c="3"/>DME1/DDE1</text:p>
      <text:p text:style-name="Preformatted_20_Text">173 <text:s text:c="4"/>0xAD <text:s text:c="3"/>Verzögerungsanforderung ACC [9] 28 <text:s text:c="5"/>0x1C <text:s text:c="3"/>LDM</text:p>
      <text:p text:style-name="Preformatted_20_Text">173 <text:s text:c="4"/>0xAD <text:s text:c="3"/>Verzögerungsanforderung ACC [9] 33 <text:s text:c="5"/>0x21 <text:s text:c="3"/>ACC_Modul/ACC+NAVI</text:p>
      <text:p text:style-name="Preformatted_20_Text">179 <text:s text:c="4"/>0xB3 <text:s text:c="3"/>Steuerung Lenkunterstützung [2] 22 <text:s text:c="5"/>0x16 <text:s text:c="3"/>AFS</text:p>
      <text:p text:style-name="Preformatted_20_Text">180 <text:s text:c="4"/>0xB4 <text:s text:c="3"/>Radmoment Antriebsstrang 1 [4] <text:s/>18 <text:s text:c="5"/>0x12 <text:s text:c="3"/>DME1/DDE1</text:p>
      <text:p text:style-name="Preformatted_20_Text">181 <text:s text:c="4"/>0xB5 <text:s text:c="3"/>Drehmomentanforderung EGS [9] <text:s text:c="2"/>24 <text:s text:c="5"/>0x18 <text:s text:c="3"/>EGS_MECH+NAVI/EGS_MECH</text:p>
      <text:p text:style-name="Preformatted_20_Text">182 <text:s text:c="4"/>0xB6 <text:s text:c="3"/>Drehmomentanforderung DSC [7] <text:s text:c="2"/>41 <text:s text:c="5"/>0x29 <text:s text:c="3"/>DXC_RB/DSC_RB/DSC_CT</text:p>
      <text:p text:style-name="Preformatted_20_Text">183 <text:s text:c="4"/>0xB7 <text:s text:c="3"/>Drehmomentanforderung ACC [10] <text:s/>28 <text:s text:c="5"/>0x1C <text:s text:c="3"/>LDM</text:p>
      <text:p text:style-name="Preformatted_20_Text">183 <text:s text:c="4"/>0xB7 <text:s text:c="3"/>Drehmomentanforderung ACC [10] <text:s/>33 <text:s text:c="5"/>0x21 <text:s text:c="3"/>ACC_Modul/ACC+NAVI</text:p>
      <text:p text:style-name="Preformatted_20_Text">184 <text:s text:c="4"/>0xB8 <text:s text:c="3"/>Drehmomentanforderung DKG [2] <text:s text:c="2"/>24 <text:s text:c="5"/>0x18 <text:s text:c="3"/>DKG</text:p>
      <text:p text:style-name="Preformatted_20_Text">185 <text:s text:c="4"/>0xB9 <text:s text:c="3"/>Drehmomentanforderung AFS [3] <text:s text:c="2"/>22 <text:s text:c="5"/>0x16 <text:s text:c="3"/>AFS</text:p>
      <text:p text:style-name="Preformatted_20_Text">186 <text:s text:c="4"/>0xBA <text:s text:c="3"/>Getriebedaten [20] <text:s text:c="5"/>24 <text:s text:c="5"/>0x18 <text:s text:c="3"/>SMG_M/SMG/EGS_MECH+NAVI/EGS_MECH/DKG</text:p>
      <text:p text:style-name="Preformatted_20_Text">187 <text:s text:c="4"/>0xBB <text:s text:c="3"/>Sollmomentanforderung [7] <text:s text:c="6"/>41 <text:s text:c="5"/>0x29 <text:s text:c="3"/>DXC_RB</text:p>
      <text:p text:style-name="Preformatted_20_Text">188 <text:s text:c="4"/>0xBC <text:s text:c="3"/>Status Sollmomentumsetzung [7] <text:s/>25 <text:s text:c="5"/>0x19 <text:s text:c="3"/>VGSG</text:p>
      <text:p text:style-name="Preformatted_20_Text">189 <text:s text:c="4"/>0xBD <text:s text:c="3"/>Drehmomentanforderung SSG [6] <text:s text:c="2"/>24 <text:s text:c="5"/>0x18 <text:s text:c="3"/>SMG_M/SMG</text:p>
      <text:p text:style-name="Preformatted_20_Text">190 <text:s text:c="4"/>0xBE <text:s text:c="3"/>Alive Zähler [12] <text:s text:c="6"/>35 <text:s text:c="5"/>0x23 <text:s text:c="3"/>ARS_Modul</text:p>
      <text:p text:style-name="Preformatted_20_Text">191 <text:s text:c="4"/>0xBF <text:s text:c="3"/>Anforderung Radmoment Antriebsstrang [6] <text:s text:c="7"/>28 <text:s text:c="5"/>0x1C <text:s text:c="3"/>LDM</text:p>
      <text:p text:style-name="Preformatted_20_Text">192 <text:s text:c="4"/>0xC0 <text:s text:c="3"/>Alive Zentrales Gateway [1] <text:s text:c="4"/>0 <text:s text:c="6"/>0x0 <text:s text:c="4"/>KGM</text:p>
      <text:p text:style-name="Preformatted_20_Text">193 <text:s text:c="4"/>0xC1 <text:s text:c="3"/>Alive Zähler Telefon [3] <text:s text:c="7"/>54 <text:s text:c="5"/>0x36 <text:s text:c="3"/>TEL_JAP/TEL_BPI</text:p>
      <text:p text:style-name="Preformatted_20_Text">196 <text:s text:c="4"/>0xC4 <text:s text:c="3"/>Lenkradwinkel K-CAN [13] <text:s text:c="7"/>41 <text:s text:c="5"/>0x29 <text:s text:c="3"/>DXC_RB/DSC_RB/DSC_CT</text:p>
      <text:p text:style-name="Preformatted_20_Text">200 <text:s text:c="4"/>0xC8 <text:s text:c="3"/>Lenkradwinkel Oben K-CAN [6] <text:s text:c="3"/>2 <text:s text:c="6"/>0x2 <text:s text:c="4"/>SZL_LWS</text:p>
      <text:p text:style-name="Preformatted_20_Text">206 <text:s text:c="4"/>0xCE <text:s text:c="3"/>Radgeschwindigkeit K-CAN [4] <text:s text:c="3"/>41 <text:s text:c="5"/>0x29 <text:s text:c="3"/>DXC_RB/DSC_RB/DSC_CT</text:p>
      <text:p text:style-name="Preformatted_20_Text">210 <text:s text:c="4"/>0xD2 <text:s text:c="3"/>Bedienung Sitzverstellung BF [6] <text:s text:c="7"/>101 <text:s text:c="4"/>0x65 <text:s text:c="3"/>SZM_MIT_KBUS/SZM</text:p>
      <text:p text:style-name="Preformatted_20_Text">213 <text:s text:c="4"/>0xD5 <text:s text:c="3"/>Anforderung Radmoment Bremse [6] <text:s text:c="7"/>28 <text:s text:c="5"/>0x1C <text:s text:c="3"/>LDM</text:p>
      <text:p text:style-name="Preformatted_20_Text">215 <text:s text:c="4"/>0xD7 <text:s text:c="3"/>Alive Zähler Sicherheit [2] <text:s text:c="4"/>1 <text:s text:c="6"/>0x1 <text:s text:c="4"/>ACSM</text:p>
      <text:p text:style-name="Preformatted_20_Text">218 <text:s text:c="4"/>0xDA <text:s text:c="3"/>Bedienung Sitzverstellung FA [6] <text:s text:c="7"/>101 <text:s text:c="4"/>0x65 <text:s text:c="3"/>SZM_MIT_KBUS/SZM</text:p>
      <text:p text:style-name="Preformatted_20_Text">225 <text:s text:c="4"/>0xE1 <text:s text:c="3"/>Radmoment Bremse [3] <text:s text:c="3"/>41 <text:s text:c="5"/>0x29 <text:s text:c="3"/>DXC_RB/DSC_RB</text:p>
      <text:p text:style-name="Preformatted_20_Text">226 <text:s text:c="4"/>0xE2 <text:s text:c="3"/>Status Zentralverriegelung BFT [11] <text:s text:c="4"/>0 <text:s text:c="6"/>0x0 <text:s text:c="4"/>KGM</text:p>
      <text:p text:style-name="Preformatted_20_Text">230 <text:s text:c="4"/>0xE6 <text:s text:c="3"/>Status Zentralverriegelung BFTH [11] <text:s text:c="3"/>114 <text:s text:c="4"/>0x72 <text:s text:c="3"/>KBM</text:p>
      <text:p text:style-name="Preformatted_20_Text">234 <text:s text:c="4"/>0xEA <text:s text:c="3"/>Status Zentralverriegelung FAT [11] <text:s text:c="4"/>0 <text:s text:c="6"/>0x0 <text:s text:c="4"/>KGM</text:p>
      <text:p text:style-name="Preformatted_20_Text">238 <text:s text:c="4"/>0xEE <text:s text:c="3"/>Status Zentralverriegelung FATH [11] <text:s text:c="3"/>114 <text:s text:c="4"/>0x72 <text:s text:c="3"/>KBM</text:p>
      <text:p text:style-name="Preformatted_20_Text">242 <text:s text:c="4"/>0xF2 <text:s text:c="3"/>Status Zentralverriegelung HK [13] <text:s text:c="5"/>114 <text:s text:c="4"/>0x72 <text:s text:c="3"/>KBM</text:p>
      <text:p text:style-name="Preformatted_20_Text">246 <text:s text:c="4"/>0xF6 <text:s text:c="3"/>Steuerung Außenspiegel [9] <text:s text:c="5"/>0 <text:s text:c="6"/>0x0 <text:s text:c="4"/>KGM</text:p>
      <text:p text:style-name="Preformatted_20_Text">304 <text:s text:c="4"/>0x130 <text:s text:c="2"/>Klemmenstatus [19] <text:s text:c="5"/>64 <text:s text:c="5"/>0x40 <text:s text:c="3"/>CAS</text:p>
      <text:p text:style-name="Preformatted_20_Text">309 <text:s text:c="4"/>0x135 <text:s text:c="2"/>Steuerung Crashabschaltung EKP [1] <text:s text:c="5"/>1 <text:s text:c="6"/>0x1 <text:s text:c="4"/>ACSM</text:p>
      <text:p text:style-name="Preformatted_20_Text">351 <text:s text:c="4"/>0x15F <text:s text:c="2"/>Anforderung Winkel FFP [6] <text:s text:c="5"/>28 <text:s text:c="5"/>0x1C <text:s text:c="3"/>LDM</text:p>
      <text:p text:style-name="Preformatted_20_Text">370 <text:s text:c="4"/>0x172 <text:s text:c="2"/>Quittierung Anforderung Kombi [1] <text:s text:c="6"/>98 <text:s text:c="5"/>0x62 <text:s text:c="3"/>M_ASK/CCC_GW</text:p>
      <text:p text:style-name="Preformatted_20_Text">400 <text:s text:c="4"/>0x190 <text:s text:c="2"/>Anzeige ACC [13] <text:s text:c="7"/>28 <text:s text:c="5"/>0x1C <text:s text:c="3"/>LDM</text:p>
      <text:p text:style-name="Preformatted_20_Text">400 <text:s text:c="4"/>0x190 <text:s text:c="2"/>Anzeige ACC [13] <text:s text:c="7"/>33 <text:s text:c="5"/>0x21 <text:s text:c="3"/>ACC_Modul/ACC+NAVI</text:p>
      <text:p text:style-name="Preformatted_20_Text">402 <text:s text:c="4"/>0x192 <text:s text:c="2"/>Bedienung Getriebewahlschalter [16] <text:s text:c="4"/>2 <text:s text:c="6"/>0x2 <text:s text:c="4"/>SZL_LWS</text:p>
      <text:p text:style-name="Preformatted_20_Text">403 <text:s text:c="4"/>0x193 <text:s text:c="2"/>Anzeige ACC DCC [4] <text:s text:c="4"/>28 <text:s text:c="5"/>0x1C <text:s text:c="3"/>LDM</text:p>
      <text:p text:style-name="Preformatted_20_Text"><text:soft-page-break/>404 <text:s text:c="4"/>0x194 <text:s text:c="2"/>Bedienung Tempomat/ACC [13] <text:s text:c="4"/>2 <text:s text:c="6"/>0x2 <text:s text:c="4"/>SZL_LWS</text:p>
      <text:p text:style-name="Preformatted_20_Text">408 <text:s text:c="4"/>0x198 <text:s text:c="2"/>Bedienung Getriebewahlschalter 2 [2] <text:s text:c="3"/>94 <text:s text:c="5"/>0x5E <text:s text:c="3"/>GWS</text:p>
      <text:p text:style-name="Preformatted_20_Text">414 <text:s text:c="4"/>0x19E <text:s text:c="2"/>Status DSC K-CAN [19] <text:s text:c="2"/>41 <text:s text:c="5"/>0x29 <text:s text:c="3"/>DXC_RB/DSC_RB/DSC_CT</text:p>
      <text:p text:style-name="Preformatted_20_Text">416 <text:s text:c="4"/>0x1A0 <text:s text:c="2"/>Geschwindigkeit K-CAN [14] <text:s text:c="5"/>41 <text:s text:c="5"/>0x29 <text:s text:c="3"/>DXC_RB/DSC_RB/DSC_CT</text:p>
      <text:p text:style-name="Preformatted_20_Text">418 <text:s text:c="4"/>0x1A2 <text:s text:c="2"/>Getriebedaten 2 [6] <text:s text:c="4"/>24 <text:s text:c="5"/>0x18 <text:s text:c="3"/>EGS_MECH+NAVI/EGS_MECH/DKG</text:p>
      <text:p text:style-name="Preformatted_20_Text">419 <text:s text:c="4"/>0x1A3 <text:s text:c="2"/>Rohdaten Längsbeschleunigung [3] <text:s text:c="7"/>24 <text:s text:c="5"/>0x18 <text:s text:c="3"/>SMG_M</text:p>
      <text:p text:style-name="Preformatted_20_Text">422 <text:s text:c="4"/>0x1A6 <text:s text:c="2"/>Wegstrecke [6] <text:s/>41 <text:s text:c="5"/>0x29 <text:s text:c="3"/>DXC_RB/DSC_RB/DSC_CT</text:p>
      <text:p text:style-name="Preformatted_20_Text">426 <text:s text:c="4"/>0x1AA <text:s text:c="2"/>Effekt ErgoCommander [10] <text:s text:c="6"/>98 <text:s text:c="5"/>0x62 <text:s text:c="3"/>M_ASK/CCC_GW</text:p>
      <text:p text:style-name="Preformatted_20_Text">428 <text:s text:c="4"/>0x1AC <text:s text:c="2"/>Status ARS-Modul [13] <text:s text:c="2"/>35 <text:s text:c="5"/>0x23 <text:s text:c="3"/>ARS_Modul</text:p>
      <text:p text:style-name="Preformatted_20_Text">436 <text:s text:c="4"/>0x1B4 <text:s text:c="2"/>Status Kombi [14] <text:s text:c="6"/>96 <text:s text:c="5"/>0x60 <text:s text:c="3"/>Kombi</text:p>
      <text:p text:style-name="Preformatted_20_Text">437 <text:s text:c="4"/>0x1B5 <text:s text:c="2"/>Wärmestrom/Lastmoment Klima [14] <text:s text:c="7"/>120 <text:s text:c="4"/>0x78 <text:s text:c="3"/>IHKA</text:p>
      <text:p text:style-name="Preformatted_20_Text">438 <text:s text:c="4"/>0x1B6 <text:s text:c="2"/>Wärmestrom Motor [11] <text:s text:c="2"/>18 <text:s text:c="5"/>0x12 <text:s text:c="3"/>DME1/DDE1</text:p>
      <text:p text:style-name="Preformatted_20_Text">440 <text:s text:c="4"/>0x1B8 <text:s text:c="2"/>Bedienung ErgoCommander [6] <text:s text:c="4"/>103 <text:s text:c="4"/>0x67 <text:s text:c="3"/>ZBE_LO/ZBE</text:p>
      <text:p text:style-name="Preformatted_20_Text">450 <text:s text:c="4"/>0x1C2 <text:s text:c="2"/>Abstandsmeldung PDC [5] 100 <text:s text:c="4"/>0x64 <text:s text:c="3"/>PDC</text:p>
      <text:p text:style-name="Preformatted_20_Text">451 <text:s text:c="4"/>0x1C3 <text:s text:c="2"/>Abstandsmeldung 2 PDC [3] <text:s text:c="6"/>100 <text:s text:c="4"/>0x64 <text:s text:c="3"/>PDC</text:p>
      <text:p text:style-name="Preformatted_20_Text">454 <text:s text:c="4"/>0x1C6 <text:s text:c="2"/>Akustikmeldung PDC [5] <text:s/>100 <text:s text:c="4"/>0x64 <text:s text:c="3"/>PDC</text:p>
      <text:p text:style-name="Preformatted_20_Text">464 <text:s text:c="4"/>0x1D0 <text:s text:c="2"/>Motordaten [13] 18 <text:s text:c="5"/>0x12 <text:s text:c="3"/>DME1/DDE1</text:p>
      <text:p text:style-name="Preformatted_20_Text">466 <text:s text:c="4"/>0x1D2 <text:s text:c="2"/>Anzeige Getriebedaten [22] <text:s text:c="5"/>24 <text:s text:c="5"/>0x18 <text:s text:c="3"/>SMG_M/SMG/EGS_MECH+NAVI/EGS_MECH/DKG</text:p>
      <text:p text:style-name="Preformatted_20_Text">470 <text:s text:c="4"/>0x1D6 <text:s text:c="2"/>Bedienung Taster Audio/Telefon [12] <text:s text:c="4"/>2 <text:s text:c="6"/>0x2 <text:s text:c="4"/>SZL_LWS</text:p>
      <text:p text:style-name="Preformatted_20_Text">472 <text:s text:c="4"/>0x1D8 <text:s text:c="2"/>Bedienung Klima Luftverteilung FA [13] <text:s/>98 <text:s text:c="5"/>0x62 <text:s text:c="3"/>M_ASK/CCC_GW</text:p>
      <text:p text:style-name="Preformatted_20_Text">473 <text:s text:c="4"/>0x1D9 <text:s text:c="2"/>Bedienung Taster M-Drive [2] <text:s text:c="3"/>2 <text:s text:c="6"/>0x2 <text:s text:c="4"/>SZL_LWS</text:p>
      <text:p text:style-name="Preformatted_20_Text">474 <text:s text:c="4"/>0x1DA <text:s text:c="2"/>Bedienung Klima Fernwirken [5] <text:s/>64 <text:s text:c="5"/>0x40 <text:s text:c="3"/>CAS</text:p>
      <text:p text:style-name="Preformatted_20_Text">476 <text:s text:c="4"/>0x1DC <text:s text:c="2"/>Bedienung Schichtung Sitzheizung [1] <text:s text:c="3"/>98 <text:s text:c="5"/>0x62 <text:s text:c="3"/>M_ASK/CCC_GW</text:p>
      <text:p text:style-name="Preformatted_20_Text">480 <text:s text:c="4"/>0x1E0 <text:s text:c="2"/>Bedienung Klima Luftverteilung BF [7] <text:s text:c="2"/>98 <text:s text:c="5"/>0x62 <text:s text:c="3"/>M_ASK/CCC_GW</text:p>
      <text:p text:style-name="Preformatted_20_Text">482 <text:s text:c="4"/>0x1E2 <text:s text:c="2"/>Bedienung Klima Front [11] <text:s text:c="5"/>98 <text:s text:c="5"/>0x62 <text:s text:c="3"/>M_ASK/CCC_GW</text:p>
      <text:p text:style-name="Preformatted_20_Text">487 <text:s text:c="4"/>0x1E7 <text:s text:c="2"/>Bedienung Sitzheizung/Sitzklima FA [7] <text:s/>101 <text:s text:c="4"/>0x65 <text:s text:c="3"/>SZM_MIT_KBUS/SZM</text:p>
      <text:p text:style-name="Preformatted_20_Text">488 <text:s text:c="4"/>0x1E8 <text:s text:c="2"/>Bedienung Sitzheizung/Sitzklima BF [7] <text:s/>101 <text:s text:c="4"/>0x65 <text:s text:c="3"/>SZM_MIT_KBUS/SZM</text:p>
      <text:p text:style-name="Preformatted_20_Text">490 <text:s text:c="4"/>0x1EA <text:s text:c="2"/>Bedienung Lenksäulenverstellung [5] <text:s text:c="4"/>2 <text:s text:c="6"/>0x2 <text:s text:c="4"/>SZL_LWS</text:p>
      <text:p text:style-name="Preformatted_20_Text">491 <text:s text:c="4"/>0x1EB <text:s text:c="2"/>Bedienung Aktivsitz FA [3] <text:s text:c="5"/>101 <text:s text:c="4"/>0x65 <text:s text:c="3"/>SZM_MIT_KBUS/SZM</text:p>
      <text:p text:style-name="Preformatted_20_Text">492 <text:s text:c="4"/>0x1EC <text:s text:c="2"/>Bedienung Aktivsitz BF [3] <text:s text:c="5"/>101 <text:s text:c="4"/>0x65 <text:s text:c="3"/>SZM_MIT_KBUS/SZM</text:p>
      <text:p text:style-name="Preformatted_20_Text">493 <text:s text:c="4"/>0x1ED <text:s text:c="2"/>Bedienung Lehnenbreitenverstellung Aktiv FA [2] 101 <text:s text:c="4"/>0x65 <text:s text:c="3"/>SZM_MIT_KBUS/SZM</text:p>
      <text:p text:style-name="Preformatted_20_Text">494 <text:s text:c="4"/>0x1EE <text:s text:c="2"/>Bedienung Lenkstockstaster [6] <text:s/>2 <text:s text:c="6"/>0x2 <text:s text:c="4"/>SZL_LWS</text:p>
      <text:p text:style-name="Preformatted_20_Text">495 <text:s text:c="4"/>0x1EF <text:s text:c="2"/>Bedienung Lehnenbreitenverstellung Aktiv BF [2] 101 <text:s text:c="4"/>0x65 <text:s text:c="3"/>SZM_MIT_KBUS/SZM</text:p>
      <text:p text:style-name="Preformatted_20_Text">498 <text:s text:c="4"/>0x1F2 <text:s text:c="2"/>Bedienung Sitzmemory BF [3] <text:s text:c="4"/>101 <text:s text:c="4"/>0x65 <text:s text:c="3"/>SZM_MIT_KBUS/SZM</text:p>
      <text:p text:style-name="Preformatted_20_Text">499 <text:s text:c="4"/>0x1F3 <text:s text:c="2"/>Bedienung Sitzmemory FA [4] <text:s text:c="4"/>101 <text:s text:c="4"/>0x65 <text:s text:c="3"/>SZM_MIT_KBUS/SZM</text:p>
      <text:p text:style-name="Preformatted_20_Text">500 <text:s text:c="4"/>0x1F4 <text:s text:c="2"/>Fernbedienung Sitzmemory BF [2] 255 <text:s text:c="4"/>0xFF <text:s text:c="3"/>unbekannt</text:p>
      <text:p text:style-name="Preformatted_20_Text">502 <text:s text:c="4"/>0x1F6 <text:s text:c="2"/>Blinken [6] <text:s text:c="4"/>112 <text:s text:c="4"/>0x70 <text:s text:c="3"/>LM</text:p>
      <text:p text:style-name="Preformatted_20_Text">508 <text:s text:c="4"/>0x1FC <text:s text:c="2"/>Status AFS [4] <text:s/>22 <text:s text:c="5"/>0x16 <text:s text:c="3"/>AFS</text:p>
      <text:p text:style-name="Preformatted_20_Text">510 <text:s text:c="4"/>0x1FE <text:s text:c="2"/>Crash [12] <text:s text:c="5"/>1 <text:s text:c="6"/>0x1 <text:s text:c="4"/>ACSM</text:p>
      <text:p text:style-name="Preformatted_20_Text">512 <text:s text:c="4"/>0x200 <text:s text:c="2"/>Regelgeschwindigkeit Stufentempomat [7] 18 <text:s text:c="5"/>0x12 <text:s text:c="3"/>DME1/DDE1</text:p>
      <text:p text:style-name="Preformatted_20_Text">514 <text:s text:c="4"/>0x202 <text:s text:c="2"/>Dimmung [10] <text:s text:c="3"/>112 <text:s text:c="4"/>0x70 <text:s text:c="3"/>LM</text:p>
      <text:p text:style-name="Preformatted_20_Text">517 <text:s text:c="4"/>0x205 <text:s text:c="2"/>Akustikanforderung Kombi [3] <text:s text:c="3"/>96 <text:s text:c="5"/>0x60 <text:s text:c="3"/>Kombi</text:p>
      <text:p text:style-name="Preformatted_20_Text">518 <text:s text:c="4"/>0x206 <text:s text:c="2"/>Steuerung Anzeige Shiftlights [1] <text:s text:c="6"/>18 <text:s text:c="5"/>0x12 <text:s text:c="3"/>DME1</text:p>
      <text:p text:style-name="Preformatted_20_Text">523 <text:s text:c="4"/>0x20B <text:s text:c="2"/>Memoryverstellung [6] <text:s text:c="2"/>101 <text:s text:c="4"/>0x65 <text:s text:c="3"/>SZM_MIT_KBUS</text:p>
      <text:p text:style-name="Preformatted_20_Text">523 <text:s text:c="4"/>0x20B <text:s text:c="2"/>Memoryverstellung [6] <text:s text:c="2"/>109 <text:s text:c="4"/>0x6D <text:s text:c="3"/>SM_FA</text:p>
      <text:p text:style-name="Preformatted_20_Text">524 <text:s text:c="4"/>0x20C <text:s text:c="2"/>Steuerung Lenksäule (4) 109 <text:s text:c="4"/>0x6D <text:s text:c="3"/>SM_FA</text:p>
      <text:p text:style-name="Preformatted_20_Text">525 <text:s text:c="4"/>0x20D <text:s text:c="2"/>Position Lenksäule (5) <text:s/>101 <text:s text:c="4"/>0x65 <text:s text:c="3"/>SZM_MIT_KBUS/SZM</text:p>
      <text:p text:style-name="Preformatted_20_Text">528 <text:s text:c="4"/>0x210 <text:s text:c="2"/>Bedienung HUD [7] <text:s text:c="6"/>98 <text:s text:c="5"/>0x62 <text:s text:c="3"/>M_ASK/CCC_GW</text:p>
      <text:p text:style-name="Preformatted_20_Text">529 <text:s text:c="4"/>0x211 <text:s text:c="2"/>Status HUD [7] <text:s/>61 <text:s text:c="5"/>0x3D <text:s text:c="3"/>HUD</text:p>
      <text:p text:style-name="Preformatted_20_Text">530 <text:s text:c="4"/>0x212 <text:s text:c="2"/>Höhenstände Luftfeder [8] <text:s text:c="6"/>56 <text:s text:c="5"/>0x38 <text:s text:c="3"/>EHC</text:p>
      <text:p text:style-name="Preformatted_20_Text">538 <text:s text:c="4"/>0x21A <text:s text:c="2"/>Lampenzustand [13] <text:s text:c="5"/>112 <text:s text:c="4"/>0x70 <text:s text:c="3"/>LM</text:p>
      <text:p text:style-name="Preformatted_20_Text">540 <text:s text:c="4"/>0x21C <text:s text:c="2"/>Bedienung Night-Vision [2] <text:s text:c="5"/>98 <text:s text:c="5"/>0x62 <text:s text:c="3"/>CCC_GW</text:p>
      <text:p text:style-name="Preformatted_20_Text">542 <text:s text:c="4"/>0x21E <text:s text:c="2"/>Status Night-Vision [2] 87 <text:s text:c="5"/>0x57 <text:s text:c="3"/>NVC</text:p>
      <text:p text:style-name="Preformatted_20_Text"><text:soft-page-break/>550 <text:s text:c="4"/>0x226 <text:s text:c="2"/>Regensensor-Wischergeschwindigkeit [8] <text:s/>69 <text:s text:c="5"/>0x45 <text:s text:c="3"/>RLS</text:p>
      <text:p text:style-name="Preformatted_20_Text">550 <text:s text:c="4"/>0x226 <text:s text:c="2"/>Regensensor-Wischergeschwindigkeit [8] <text:s/>112 <text:s text:c="4"/>0x70 <text:s text:c="3"/>LM</text:p>
      <text:p text:style-name="Preformatted_20_Text">552 <text:s text:c="4"/>0x228 <text:s text:c="2"/>Bedienung Sonderfunktion [8] <text:s text:c="3"/>98 <text:s text:c="5"/>0x62 <text:s text:c="3"/>M_ASK/CCC_GW</text:p>
      <text:p text:style-name="Preformatted_20_Text">552 <text:s text:c="4"/>0x228 <text:s text:c="2"/>Bedienung Sonderfunktion [8] <text:s text:c="3"/>99 <text:s text:c="5"/>0x63 <text:s text:c="3"/>CCC_MM</text:p>
      <text:p text:style-name="Preformatted_20_Text">554 <text:s text:c="4"/>0x22A <text:s text:c="2"/>Status BFS [10] 110 <text:s text:c="4"/>0x6E <text:s text:c="3"/>SM_BF</text:p>
      <text:p text:style-name="Preformatted_20_Text">558 <text:s text:c="4"/>0x22E <text:s text:c="2"/>Status BFSH [7] 255 <text:s text:c="4"/>0xFF <text:s text:c="3"/>unbekannt</text:p>
      <text:p text:style-name="Preformatted_20_Text">562 <text:s text:c="4"/>0x232 <text:s text:c="2"/>Status FAS [10] 109 <text:s text:c="4"/>0x6D <text:s text:c="3"/>SM_FA</text:p>
      <text:p text:style-name="Preformatted_20_Text">566 <text:s text:c="4"/>0x236 <text:s text:c="2"/>Status FASH [7] 255 <text:s text:c="4"/>0xFF <text:s text:c="3"/>unbekannt</text:p>
      <text:p text:style-name="Preformatted_20_Text">567 <text:s text:c="4"/>0x237 <text:s text:c="2"/>Status Lehnenbreitenverstellung Aktiv BF [3] <text:s text:c="3"/>90 <text:s text:c="5"/>0x5A <text:s text:c="3"/>aLBV_BF</text:p>
      <text:p text:style-name="Preformatted_20_Text">569 <text:s text:c="4"/>0x239 <text:s text:c="2"/>Status Lehnenbreitenverstellung Aktiv FA [3] <text:s text:c="3"/>89 <text:s text:c="5"/>0x59 <text:s text:c="3"/>aLBV_FA</text:p>
      <text:p text:style-name="Preformatted_20_Text">570 <text:s text:c="4"/>0x23A <text:s text:c="2"/>Status Funkschlüssel [13] <text:s text:c="6"/>64 <text:s text:c="5"/>0x40 <text:s text:c="3"/>CAS</text:p>
      <text:p text:style-name="Preformatted_20_Text">571 <text:s text:c="4"/>0x23B <text:s text:c="2"/>Status Klima Front Erweitert [1] <text:s text:c="7"/>120 <text:s text:c="4"/>0x78 <text:s text:c="3"/>IHKA</text:p>
      <text:p text:style-name="Preformatted_20_Text">572 <text:s text:c="4"/>0x23C <text:s text:c="2"/>Status Bedienung Sitzkomfort FA [1] <text:s text:c="4"/>109 <text:s text:c="4"/>0x6D <text:s text:c="3"/>SM_FA</text:p>
      <text:p text:style-name="Preformatted_20_Text">575 <text:s text:c="4"/>0x23F <text:s text:c="2"/>Status Bedienung Sitzkomfort BF [1] <text:s text:c="4"/>110 <text:s text:c="4"/>0x6E <text:s text:c="3"/>SM_BF</text:p>
      <text:p text:style-name="Preformatted_20_Text">578 <text:s text:c="4"/>0x242 <text:s text:c="2"/>Status Klima Front [11] 120 <text:s text:c="4"/>0x78 <text:s text:c="3"/>IHKA</text:p>
      <text:p text:style-name="Preformatted_20_Text">586 <text:s text:c="4"/>0x24A <text:s text:c="2"/>Status PDC [6] <text:s/>100 <text:s text:c="4"/>0x64 <text:s text:c="3"/>PDC</text:p>
      <text:p text:style-name="Preformatted_20_Text">594 <text:s text:c="4"/>0x252 <text:s text:c="2"/>Wischerstatus [8] <text:s text:c="6"/>114 <text:s text:c="4"/>0x72 <text:s text:c="3"/>KBM</text:p>
      <text:p text:style-name="Preformatted_20_Text">598 <text:s text:c="4"/>0x256 <text:s text:c="2"/>Challenge Passive Access [10] <text:s text:c="2"/>64 <text:s text:c="5"/>0x40 <text:s text:c="3"/>CAS</text:p>
      <text:p text:style-name="Preformatted_20_Text">600 <text:s text:c="4"/>0x258 <text:s text:c="2"/>Status Transmission Passive Access [4] <text:s/>39 <text:s text:c="5"/>0x27 <text:s text:c="3"/>PGS</text:p>
      <text:p text:style-name="Preformatted_20_Text">604 <text:s text:c="4"/>0x25C <text:s text:c="2"/>Bedienung Klima Zusatzprogramme [2] <text:s text:c="4"/>98 <text:s text:c="5"/>0x62 <text:s text:c="3"/>M_ASK/CCC_GW</text:p>
      <text:p text:style-name="Preformatted_20_Text">619 <text:s text:c="4"/>0x26B <text:s text:c="2"/>Bedienung Rollos BF [2] 255 <text:s text:c="4"/>0xFF <text:s text:c="3"/>unbekannt</text:p>
      <text:p text:style-name="Preformatted_20_Text">620 <text:s text:c="4"/>0x26C <text:s text:c="2"/>Bedienung Rollos FA [2] 0 <text:s text:c="6"/>0x0 <text:s text:c="4"/>KGM</text:p>
      <text:p text:style-name="Preformatted_20_Text">621 <text:s text:c="4"/>0x26D <text:s text:c="2"/>Bedienung Rollos MK [1] 255 <text:s text:c="4"/>0xFF <text:s text:c="3"/>unbekannt</text:p>
      <text:p text:style-name="Preformatted_20_Text">622 <text:s text:c="4"/>0x26E <text:s text:c="2"/>Steuerung FH/SHD Zentrale (Komfort) [10] <text:s text:c="7"/>64 <text:s text:c="5"/>0x40 <text:s text:c="3"/>CAS</text:p>
      <text:p text:style-name="Preformatted_20_Text">623 <text:s text:c="4"/>0x26F <text:s text:c="2"/>Bedienung Rollos BFH [2] <text:s text:c="7"/>255 <text:s text:c="4"/>0xFF <text:s text:c="3"/>unbekannt</text:p>
      <text:p text:style-name="Preformatted_20_Text">624 <text:s text:c="4"/>0x270 <text:s text:c="2"/>Bedienung Rollos FAH [2] <text:s text:c="7"/>255 <text:s text:c="4"/>0xFF <text:s text:c="3"/>unbekannt</text:p>
      <text:p text:style-name="Preformatted_20_Text">632 <text:s text:c="4"/>0x278 <text:s text:c="2"/>Navigationsgraph [3] <text:s text:c="3"/>98 <text:s text:c="5"/>0x62 <text:s text:c="3"/>CCC_GW</text:p>
      <text:p text:style-name="Preformatted_20_Text">634 <text:s text:c="4"/>0x27A <text:s text:c="2"/>Synchronisation Navigationsgraph [4] <text:s text:c="3"/>98 <text:s text:c="5"/>0x62 <text:s text:c="3"/>CCC_GW</text:p>
      <text:p text:style-name="Preformatted_20_Text">638 <text:s text:c="4"/>0x27E <text:s text:c="2"/>Status Verdeck Cabrio [7] <text:s text:c="6"/>36 <text:s text:c="5"/>0x24 <text:s text:c="3"/>CVM_V</text:p>
      <text:p text:style-name="Preformatted_20_Text">644 <text:s text:c="4"/>0x284 <text:s text:c="2"/>Steuerung Fernstart Sicherheitsfahrzeug [8] <text:s text:c="4"/>64 <text:s text:c="5"/>0x40 <text:s text:c="3"/>CAS</text:p>
      <text:p text:style-name="Preformatted_20_Text">645 <text:s text:c="4"/>0x285 <text:s text:c="2"/>Steuerung Rollos [3] <text:s text:c="3"/>101 <text:s text:c="4"/>0x65 <text:s text:c="3"/>SZM_MIT_KBUS/SZM</text:p>
      <text:p text:style-name="Preformatted_20_Text">652 <text:s text:c="4"/>0x28C <text:s text:c="2"/>Bedienung Taster Vertikaldynamik [2] <text:s text:c="3"/>94 <text:s text:c="5"/>0x5E <text:s text:c="3"/>GWS</text:p>
      <text:p text:style-name="Preformatted_20_Text">656 <text:s text:c="4"/>0x290 <text:s text:c="2"/>Steuerung Reaktion Wasserstoff-Fahrzeug [1] <text:s text:c="4"/>255 <text:s text:c="4"/>0xFF <text:s text:c="3"/>unbekannt</text:p>
      <text:p text:style-name="Preformatted_20_Text">658 <text:s text:c="4"/>0x292 <text:s text:c="2"/>Steuerung Fernlicht-Assistent [2] <text:s text:c="6"/>95 <text:s text:c="5"/>0x5F <text:s text:c="3"/>FLA</text:p>
      <text:p text:style-name="Preformatted_20_Text">671 <text:s text:c="4"/>0x29F <text:s text:c="2"/>Fernbedienung FondCommander [5] 64 <text:s text:c="5"/>0x40 <text:s text:c="3"/>CAS</text:p>
      <text:p text:style-name="Preformatted_20_Text">672 <text:s text:c="4"/>0x2A0 <text:s text:c="2"/>Steuerung Zentralverriegelung [10] <text:s text:c="5"/>64 <text:s text:c="5"/>0x40 <text:s text:c="3"/>CAS</text:p>
      <text:p text:style-name="Preformatted_20_Text">674 <text:s text:c="4"/>0x2A2 <text:s text:c="2"/>Bedienung Klima Standfunktionen [5] <text:s text:c="4"/>98 <text:s text:c="5"/>0x62 <text:s text:c="3"/>M_ASK/CCC_GW</text:p>
      <text:p text:style-name="Preformatted_20_Text">676 <text:s text:c="4"/>0x2A4 <text:s text:c="2"/>Bedienung Personalisierung [8] <text:s/>98 <text:s text:c="5"/>0x62 <text:s text:c="3"/>M_ASK/CCC_GW</text:p>
      <text:p text:style-name="Preformatted_20_Text">678 <text:s text:c="4"/>0x2A6 <text:s text:c="2"/>Bedienung Wischertaster [12] <text:s text:c="3"/>2 <text:s text:c="6"/>0x2 <text:s text:c="4"/>SZL_LWS</text:p>
      <text:p text:style-name="Preformatted_20_Text">690 <text:s text:c="4"/>0x2B2 <text:s text:c="2"/>Raddrücke K-CAN [1] <text:s text:c="4"/>41 <text:s text:c="5"/>0x29 <text:s text:c="3"/>DXC_RB/DSC_RB/DSC_CT</text:p>
      <text:p text:style-name="Preformatted_20_Text">691 <text:s text:c="4"/>0x2B3 <text:s text:c="2"/>Beschleunigungsdaten [2] <text:s text:c="7"/>41 <text:s text:c="5"/>0x29 <text:s text:c="3"/>DXC_RB/DSC_RB/DSC_CT</text:p>
      <text:p text:style-name="Preformatted_20_Text">692 <text:s text:c="4"/>0x2B4 <text:s text:c="2"/>DWA-Alarm [4] <text:s text:c="2"/>65 <text:s text:c="5"/>0x41 <text:s text:c="3"/>DWA</text:p>
      <text:p text:style-name="Preformatted_20_Text">694 <text:s text:c="4"/>0x2B6 <text:s text:c="2"/>Steuerung Hupe DWA [3] <text:s/>65 <text:s text:c="5"/>0x41 <text:s text:c="3"/>DWA</text:p>
      <text:p text:style-name="Preformatted_20_Text">696 <text:s text:c="4"/>0x2B8 <text:s text:c="2"/>Bedienung Bordcomputer [3] <text:s text:c="5"/>98 <text:s text:c="5"/>0x62 <text:s text:c="3"/>M_ASK/CCC_GW</text:p>
      <text:p text:style-name="Preformatted_20_Text">698 <text:s text:c="4"/>0x2BA <text:s text:c="2"/>Stoppuhr (3) <text:s text:c="3"/>96 <text:s text:c="5"/>0x60 <text:s text:c="3"/>Kombi</text:p>
      <text:p text:style-name="Preformatted_20_Text">704 <text:s text:c="4"/>0x2C0 <text:s text:c="2"/>LCD-Leuchtdichte [7] <text:s text:c="3"/>96 <text:s text:c="5"/>0x60 <text:s text:c="3"/>Kombi</text:p>
      <text:p text:style-name="Preformatted_20_Text">714 <text:s text:c="4"/>0x2CA <text:s text:c="2"/>Außentemperatur [9] <text:s text:c="4"/>96 <text:s text:c="5"/>0x60 <text:s text:c="3"/>Kombi</text:p>
      <text:p text:style-name="Preformatted_20_Text">718 <text:s text:c="4"/>0x2CE <text:s text:c="2"/>Steuerung Monitor [4] <text:s text:c="2"/>98 <text:s text:c="5"/>0x62 <text:s text:c="3"/>M_ASK/CCC_GW</text:p>
      <text:p text:style-name="Preformatted_20_Text">725 <text:s text:c="4"/>0x2D5 <text:s text:c="2"/>Status Heizung Heckscheibe [1] <text:s/>120 <text:s text:c="4"/>0x78 <text:s text:c="3"/>IHKA</text:p>
      <text:p text:style-name="Preformatted_20_Text">730 <text:s text:c="4"/>0x2DA <text:s text:c="2"/>Status Heckklappenlift [2] <text:s text:c="5"/>107 <text:s text:c="4"/>0x6B <text:s text:c="3"/>HKL</text:p>
      <text:p text:style-name="Preformatted_20_Text">738 <text:s text:c="4"/>0x2E2 <text:s text:c="2"/>Status Einstellung Video Night-Vision [1] <text:s text:c="6"/>87 <text:s text:c="5"/>0x57 <text:s text:c="3"/>NVC</text:p>
      <text:p text:style-name="Preformatted_20_Text">740 <text:s text:c="4"/>0x2E4 <text:s text:c="2"/>Status Anhänger (8) <text:s text:c="4"/>113 <text:s text:c="4"/>0x71 <text:s text:c="3"/>AHM</text:p>
      <text:p text:style-name="Preformatted_20_Text">742 <text:s text:c="4"/>0x2E6 <text:s text:c="2"/>Status Klima Luftverteilung FA [13] <text:s text:c="4"/>120 <text:s text:c="4"/>0x78 <text:s text:c="3"/>IHKA</text:p>
      <text:p text:style-name="Preformatted_20_Text">746 <text:s text:c="4"/>0x2EA <text:s text:c="2"/>Status Klima Luftverteilung BF [9] <text:s text:c="5"/>120 <text:s text:c="4"/>0x78 <text:s text:c="3"/>IHKA</text:p>
      <text:p text:style-name="Preformatted_20_Text"><text:soft-page-break/>748 <text:s text:c="4"/>0x2EC <text:s text:c="2"/>Status Klima SH/ZH Zusatzwasserpumpe [14] <text:s text:c="6"/>122 <text:s text:c="4"/>0x7A <text:s text:c="3"/>SH_ZH</text:p>
      <text:p text:style-name="Preformatted_20_Text">750 <text:s text:c="4"/>0x2EE <text:s text:c="2"/>Status Klima Zusatzprogramme [2] <text:s text:c="7"/>120 <text:s text:c="4"/>0x78 <text:s text:c="3"/>IHKA</text:p>
      <text:p text:style-name="Preformatted_20_Text">752 <text:s text:c="4"/>0x2F0 <text:s text:c="2"/>Status Klima Standfunktionen [12] <text:s text:c="6"/>120 <text:s text:c="4"/>0x78 <text:s text:c="3"/>IHKA</text:p>
      <text:p text:style-name="Preformatted_20_Text">756 <text:s text:c="4"/>0x2F4 <text:s text:c="2"/>Steuerung Klima SH/ZH Zusatzwasserpumpe [13] <text:s text:c="3"/>120 <text:s text:c="4"/>0x78 <text:s text:c="3"/>IHKA</text:p>
      <text:p text:style-name="Preformatted_20_Text">758 <text:s text:c="4"/>0x2F6 <text:s text:c="2"/>Steuerung Licht [7] <text:s text:c="4"/>114 <text:s text:c="4"/>0x72 <text:s text:c="3"/>KBM</text:p>
      <text:p text:style-name="Preformatted_20_Text">759 <text:s text:c="4"/>0x2F7 <text:s text:c="2"/>Einheiten [10] <text:s/>98 <text:s text:c="5"/>0x62 <text:s text:c="3"/>M_ASK/CCC_GW</text:p>
      <text:p text:style-name="Preformatted_20_Text">759 <text:s text:c="4"/>0x2F7 <text:s text:c="2"/>Einheiten [10] <text:s/>99 <text:s text:c="5"/>0x63 <text:s text:c="3"/>CCC_MM</text:p>
      <text:p text:style-name="Preformatted_20_Text">760 <text:s text:c="4"/>0x2F8 <text:s text:c="2"/>Uhrzeit/Datum [12] <text:s text:c="5"/>96 <text:s text:c="5"/>0x60 <text:s text:c="3"/>Kombi</text:p>
      <text:p text:style-name="Preformatted_20_Text">762 <text:s text:c="4"/>0x2FA <text:s text:c="2"/>Sitzbelegung Gurtkontakte (14) <text:s/>1 <text:s text:c="6"/>0x1 <text:s text:c="4"/>ACSM</text:p>
      <text:p text:style-name="Preformatted_20_Text">764 <text:s text:c="4"/>0x2FC <text:s text:c="2"/>ZV und Klappenzustand [11] <text:s text:c="5"/>64 <text:s text:c="5"/>0x40 <text:s text:c="3"/>CAS</text:p>
      <text:p text:style-name="Preformatted_20_Text">772 <text:s text:c="4"/>0x304 <text:s text:c="2"/>Status Gang [13] <text:s text:c="7"/>24 <text:s text:c="5"/>0x18 <text:s text:c="3"/>SMG_M/SMG/EGS_MECH+NAVI/EGS_MECH/DKG</text:p>
      <text:p text:style-name="Preformatted_20_Text">774 <text:s text:c="4"/>0x306 <text:s text:c="2"/>Fahrzeugneigung [2] <text:s text:c="4"/>112 <text:s text:c="4"/>0x70 <text:s text:c="3"/>LM</text:p>
      <text:p text:style-name="Preformatted_20_Text">776 <text:s text:c="4"/>0x308 <text:s text:c="2"/>Status MSA [2] <text:s/>18 <text:s text:c="5"/>0x12 <text:s text:c="3"/>DME1/DDE1</text:p>
      <text:p text:style-name="Preformatted_20_Text">784 <text:s text:c="4"/>0x310 <text:s text:c="2"/>Außentemperatur/Relativzeit [10] <text:s text:c="7"/>96 <text:s text:c="5"/>0x60 <text:s text:c="3"/>Kombi</text:p>
      <text:p text:style-name="Preformatted_20_Text">785 <text:s text:c="4"/>0x311 <text:s text:c="2"/>Nachtankmenge [3] <text:s text:c="6"/>96 <text:s text:c="5"/>0x60 <text:s text:c="3"/>Kombi</text:p>
      <text:p text:style-name="Preformatted_20_Text">786 <text:s text:c="4"/>0x312 <text:s text:c="2"/>Service Call Teleservice [2] <text:s text:c="3"/>96 <text:s text:c="5"/>0x60 <text:s text:c="3"/>Kombi</text:p>
      <text:p text:style-name="Preformatted_20_Text">787 <text:s text:c="4"/>0x313 <text:s text:c="2"/>Status Service Call Teleservice [3] <text:s text:c="4"/>54 <text:s text:c="5"/>0x36 <text:s text:c="3"/>TEL_BPI</text:p>
      <text:p text:style-name="Preformatted_20_Text">787 <text:s text:c="4"/>0x313 <text:s text:c="2"/>Status Service Call Teleservice [3] <text:s text:c="4"/>98 <text:s text:c="5"/>0x62 <text:s text:c="3"/>M_ASK/CCC_GW</text:p>
      <text:p text:style-name="Preformatted_20_Text">788 <text:s text:c="4"/>0x314 <text:s text:c="2"/>Status Fahrlicht [9] <text:s text:c="3"/>69 <text:s text:c="5"/>0x45 <text:s text:c="3"/>RLS</text:p>
      <text:p text:style-name="Preformatted_20_Text">788 <text:s text:c="4"/>0x314 <text:s text:c="2"/>Status Fahrlicht [9] <text:s text:c="3"/>112 <text:s text:c="4"/>0x70 <text:s text:c="3"/>LM</text:p>
      <text:p text:style-name="Preformatted_20_Text">789 <text:s text:c="4"/>0x315 <text:s text:c="2"/>Fahrzeugmodus [7] <text:s text:c="6"/>101 <text:s text:c="4"/>0x65 <text:s text:c="3"/>SZM_MIT_KBUS/SZM</text:p>
      <text:p text:style-name="Preformatted_20_Text">791 <text:s text:c="4"/>0x317 <text:s text:c="2"/>Bedienung Taster PDC [1] <text:s text:c="7"/>101 <text:s text:c="4"/>0x65 <text:s text:c="3"/>SZM_MIT_KBUS/SZM</text:p>
      <text:p text:style-name="Preformatted_20_Text">792 <text:s text:c="4"/>0x318 <text:s text:c="2"/>Status Antennen Passive Access [7] <text:s text:c="5"/>39 <text:s text:c="5"/>0x27 <text:s text:c="3"/>PGS</text:p>
      <text:p text:style-name="Preformatted_20_Text">793 <text:s text:c="4"/>0x319 <text:s text:c="2"/>Bedienung Taster RDC [4] <text:s text:c="7"/>101 <text:s text:c="4"/>0x65 <text:s text:c="3"/>SZM</text:p>
      <text:p text:style-name="Preformatted_20_Text">796 <text:s text:c="4"/>0x31C <text:s text:c="2"/>Status Reifendruck [6] <text:s/>32 <text:s text:c="5"/>0x20 <text:s text:c="3"/>RDC</text:p>
      <text:p text:style-name="Preformatted_20_Text">797 <text:s text:c="4"/>0x31D <text:s text:c="2"/>Status Reifenpannenanzeige [6] <text:s/>41 <text:s text:c="5"/>0x29 <text:s text:c="3"/>DXC_RB/DSC_RB/DSC_CT</text:p>
      <text:p text:style-name="Preformatted_20_Text">802 <text:s text:c="4"/>0x322 <text:s text:c="2"/>Dämpferstrom [2] <text:s text:c="7"/>57 <text:s text:c="5"/>0x39 <text:s text:c="3"/>EDCK_Modul</text:p>
      <text:p text:style-name="Preformatted_20_Text">806 <text:s text:c="4"/>0x326 <text:s text:c="2"/>Status Dämpferprogramm [9] <text:s text:c="5"/>57 <text:s text:c="5"/>0x39 <text:s text:c="3"/>EDCK_Modul</text:p>
      <text:p text:style-name="Preformatted_20_Text">808 <text:s text:c="4"/>0x328 <text:s text:c="2"/>Relativzeit [9] 96 <text:s text:c="5"/>0x60 <text:s text:c="3"/>Kombi</text:p>
      <text:p text:style-name="Preformatted_20_Text">810 <text:s text:c="4"/>0x32A <text:s text:c="2"/>Steuerung ALC [2] <text:s text:c="6"/>112 <text:s text:c="4"/>0x70 <text:s text:c="3"/>LM</text:p>
      <text:p text:style-name="Preformatted_20_Text">813 <text:s text:c="4"/>0x32D <text:s text:c="2"/>Anzeige HDC [3] 41 <text:s text:c="5"/>0x29 <text:s text:c="3"/>DXC_RB</text:p>
      <text:p text:style-name="Preformatted_20_Text">814 <text:s text:c="4"/>0x32E <text:s text:c="2"/>Status Klima Interne Regelinfo [6] <text:s text:c="5"/>120 <text:s text:c="4"/>0x78 <text:s text:c="3"/>IHKA</text:p>
      <text:p text:style-name="Preformatted_20_Text">816 <text:s text:c="4"/>0x330 <text:s text:c="2"/>Kilometerstand/Reichweite [5] <text:s text:c="2"/>96 <text:s text:c="5"/>0x60 <text:s text:c="3"/>Kombi</text:p>
      <text:p text:style-name="Preformatted_20_Text">817 <text:s text:c="4"/>0x331 <text:s text:c="2"/>Programmierung Stufentempomat [2] <text:s text:c="6"/>98 <text:s text:c="5"/>0x62 <text:s text:c="3"/>M_ASK/CCC_GW</text:p>
      <text:p text:style-name="Preformatted_20_Text">818 <text:s text:c="4"/>0x332 <text:s text:c="2"/>Fahreranzeige Drehzahlbereich [4] <text:s text:c="6"/>18 <text:s text:c="5"/>0x12 <text:s text:c="3"/>DME1/DDE1</text:p>
      <text:p text:style-name="Preformatted_20_Text">821 <text:s text:c="4"/>0x335 <text:s text:c="2"/>Status Elektrische Kraftstoffpumpe [3] <text:s/>23 <text:s text:c="5"/>0x17 <text:s text:c="3"/>EKP</text:p>
      <text:p text:style-name="Preformatted_20_Text">822 <text:s text:c="4"/>0x336 <text:s text:c="2"/>Anzeige Checkcontrol-Meldung (Rolle) [3] <text:s text:c="7"/>96 <text:s text:c="5"/>0x60 <text:s text:c="3"/>Kombi</text:p>
      <text:p text:style-name="Preformatted_20_Text">823 <text:s text:c="4"/>0x337 <text:s text:c="2"/>Status Kraftstoffregelung DME [1] <text:s text:c="6"/>18 <text:s text:c="5"/>0x12 <text:s text:c="3"/>DME1</text:p>
      <text:p text:style-name="Preformatted_20_Text">824 <text:s text:c="4"/>0x338 <text:s text:c="2"/>Steuerung Anzeige Checkcontrol-Meldung [7] <text:s text:c="5"/>96 <text:s text:c="5"/>0x60 <text:s text:c="3"/>Kombi</text:p>
      <text:p text:style-name="Preformatted_20_Text">825 <text:s text:c="4"/>0x339 <text:s text:c="2"/>Status Anzeige Funktionen Extern [1] <text:s text:c="3"/>98 <text:s text:c="5"/>0x62 <text:s text:c="3"/>M_ASK/CCC_GW</text:p>
      <text:p text:style-name="Preformatted_20_Text">826 <text:s text:c="4"/>0x33A <text:s text:c="2"/>Status Monitor Front [3] <text:s text:c="7"/>115 <text:s text:c="4"/>0x73 <text:s text:c="3"/>CID_C_H/CID_C</text:p>
      <text:p text:style-name="Preformatted_20_Text">840 <text:s text:c="4"/>0x348 <text:s text:c="2"/>Übereinstimmung Navigationsgraph [4] <text:s text:c="3"/>98 <text:s text:c="5"/>0x62 <text:s text:c="3"/>CCC_GW</text:p>
      <text:p text:style-name="Preformatted_20_Text">842 <text:s text:c="4"/>0x34A <text:s text:c="2"/>Navigation GPS 1 [5] <text:s text:c="3"/>98 <text:s text:c="5"/>0x62 <text:s text:c="3"/>CCC_GW</text:p>
      <text:p text:style-name="Preformatted_20_Text">843 <text:s text:c="4"/>0x34B <text:s text:c="2"/>Status Sitzlehnenverriegelung FA (3) <text:s text:c="3"/>101 <text:s text:c="4"/>0x65 <text:s text:c="3"/>SZM_MIT_KBUS</text:p>
      <text:p text:style-name="Preformatted_20_Text">843 <text:s text:c="4"/>0x34B <text:s text:c="2"/>Status Sitzlehnenverriegelung FA (3) <text:s text:c="3"/>109 <text:s text:c="4"/>0x6D <text:s text:c="3"/>SM_FA</text:p>
      <text:p text:style-name="Preformatted_20_Text">844 <text:s text:c="4"/>0x34C <text:s text:c="2"/>Navigation GPS 2 [5] <text:s text:c="3"/>98 <text:s text:c="5"/>0x62 <text:s text:c="3"/>CCC_GW</text:p>
      <text:p text:style-name="Preformatted_20_Text">845 <text:s text:c="4"/>0x34D <text:s text:c="2"/>Status Sitzlehnenverriegelung BF [2] <text:s text:c="3"/>101 <text:s text:c="4"/>0x65 <text:s text:c="3"/>SZM_MIT_KBUS</text:p>
      <text:p text:style-name="Preformatted_20_Text">845 <text:s text:c="4"/>0x34D <text:s text:c="2"/>Status Sitzlehnenverriegelung BF [2] <text:s text:c="3"/>110 <text:s text:c="4"/>0x6E <text:s text:c="3"/>SM_BF</text:p>
      <text:p text:style-name="Preformatted_20_Text">846 <text:s text:c="4"/>0x34E <text:s text:c="2"/>Navigation System Information [6] <text:s text:c="6"/>98 <text:s text:c="5"/>0x62 <text:s text:c="3"/>CCC_GW</text:p>
      <text:p text:style-name="Preformatted_20_Text">858 <text:s text:c="4"/>0x35A <text:s text:c="2"/>Termin Condition Based Service [2] <text:s text:c="5"/>98 <text:s text:c="5"/>0x62 <text:s text:c="3"/>M_ASK/CCC_GW</text:p>
      <text:p text:style-name="Preformatted_20_Text">860 <text:s text:c="4"/>0x35C <text:s text:c="2"/>Status Bordcomputer [5] 96 <text:s text:c="5"/>0x60 <text:s text:c="3"/>Kombi</text:p>
      <text:p text:style-name="Preformatted_20_Text"><text:soft-page-break/>862 <text:s text:c="4"/>0x35E <text:s text:c="2"/>Daten Bordcomputer (Reisedaten) [5] <text:s text:c="4"/>96 <text:s text:c="5"/>0x60 <text:s text:c="3"/>Kombi</text:p>
      <text:p text:style-name="Preformatted_20_Text">864 <text:s text:c="4"/>0x360 <text:s text:c="2"/>Daten Bordcomputer (Fahrtbeginn) [2] <text:s text:c="3"/>96 <text:s text:c="5"/>0x60 <text:s text:c="3"/>Kombi</text:p>
      <text:p text:style-name="Preformatted_20_Text">866 <text:s text:c="4"/>0x362 <text:s text:c="2"/>Daten Bordcomputer (Durchschnittswerte) [4] <text:s text:c="4"/>96 <text:s text:c="5"/>0x60 <text:s text:c="3"/>Kombi</text:p>
      <text:p text:style-name="Preformatted_20_Text">868 <text:s text:c="4"/>0x364 <text:s text:c="2"/>Daten Bordcomputer (Ankunft) [2] <text:s text:c="7"/>96 <text:s text:c="5"/>0x60 <text:s text:c="3"/>Kombi</text:p>
      <text:p text:style-name="Preformatted_20_Text">870 <text:s text:c="4"/>0x366 <text:s text:c="2"/>Anzeige Kombi/Externe Anzeige [3] <text:s text:c="6"/>96 <text:s text:c="5"/>0x60 <text:s text:c="3"/>Kombi</text:p>
      <text:p text:style-name="Preformatted_20_Text">871 <text:s text:c="4"/>0x367 <text:s text:c="2"/>Steuerung Anzeige Bedarfsorientierter Service [6] <text:s text:c="6"/>96 <text:s text:c="5"/>0x60 <text:s text:c="3"/>Kombi</text:p>
      <text:p text:style-name="Preformatted_20_Text">884 <text:s text:c="4"/>0x374 <text:s text:c="2"/>Radtoleranzabgleich [7] 41 <text:s text:c="5"/>0x29 <text:s text:c="3"/>DXC_RB/DSC_RB/DSC_CT</text:p>
      <text:p text:style-name="Preformatted_20_Text">886 <text:s text:c="4"/>0x376 <text:s text:c="2"/>Status Verschleiß Lamelle [3] <text:s text:c="2"/>25 <text:s text:c="5"/>0x19 <text:s text:c="3"/>VGSG</text:p>
      <text:p text:style-name="Preformatted_20_Text">896 <text:s text:c="4"/>0x380 <text:s text:c="2"/>Fahrgestellnummer [5] <text:s text:c="2"/>64 <text:s text:c="5"/>0x40 <text:s text:c="3"/>CAS</text:p>
      <text:p text:style-name="Preformatted_20_Text">897 <text:s text:c="4"/>0x381 <text:s text:c="2"/>Elektronischer Motorölmessstab [10] <text:s text:c="4"/>18 <text:s text:c="5"/>0x12 <text:s text:c="3"/>DME1/DDE1</text:p>
      <text:p text:style-name="Preformatted_20_Text">898 <text:s text:c="4"/>0x382 <text:s text:c="2"/>Elektronischer Motorölmessstab M [1] <text:s text:c="3"/>18 <text:s text:c="5"/>0x12 <text:s text:c="3"/>DME1/DDE1</text:p>
      <text:p text:style-name="Preformatted_20_Text">904 <text:s text:c="4"/>0x388 <text:s text:c="2"/>Fahrzeugtyp [13] <text:s text:c="7"/>64 <text:s text:c="5"/>0x40 <text:s text:c="3"/>CAS</text:p>
      <text:p text:style-name="Preformatted_20_Text">910 <text:s text:c="4"/>0x38E <text:s text:c="2"/>Startdrehzahl [1] <text:s text:c="6"/>18 <text:s text:c="5"/>0x12 <text:s text:c="3"/>DME1/DDE1</text:p>
      <text:p text:style-name="Preformatted_20_Text">916 <text:s text:c="4"/>0x394 <text:s text:c="2"/>RDA Anfrage/Datenablage [5] <text:s text:c="4"/>96 <text:s text:c="5"/>0x60 <text:s text:c="3"/>Kombi</text:p>
      <text:p text:style-name="Preformatted_20_Text">917 <text:s text:c="4"/>0x395 <text:s text:c="2"/>Codierung Powermanagement [2] <text:s text:c="2"/>64 <text:s text:c="5"/>0x40 <text:s text:c="3"/>CAS</text:p>
      <text:p text:style-name="Preformatted_20_Text">920 <text:s text:c="4"/>0x398 <text:s text:c="2"/>Bedienung Fahrwerk [14] 98 <text:s text:c="5"/>0x62 <text:s text:c="3"/>M_ASK/CCC_GW</text:p>
      <text:p text:style-name="Preformatted_20_Text">921 <text:s text:c="4"/>0x399 <text:s text:c="2"/>Status M-Drive [2] <text:s text:c="5"/>18 <text:s text:c="5"/>0x12 <text:s text:c="3"/>DME1</text:p>
      <text:p text:style-name="Preformatted_20_Text">924 <text:s text:c="4"/>0x39C <text:s text:c="2"/>EBA Datenanforderung [5] <text:s text:c="7"/>255 <text:s text:c="4"/>0xFF <text:s text:c="3"/>unbekannt</text:p>
      <text:p text:style-name="Preformatted_20_Text">926 <text:s text:c="4"/>0x39E <text:s text:c="2"/>Bedienung Uhrzeit/Datum [1] <text:s text:c="4"/>98 <text:s text:c="5"/>0x62 <text:s text:c="3"/>M_ASK/CCC_GW</text:p>
      <text:p text:style-name="Preformatted_20_Text">928 <text:s text:c="4"/>0x3A0 <text:s text:c="2"/>Fahrzeugzustand [4] <text:s text:c="4"/>0 <text:s text:c="6"/>0x0 <text:s text:c="4"/>KGM</text:p>
      <text:p text:style-name="Preformatted_20_Text">931 <text:s text:c="4"/>0x3A3 <text:s text:c="2"/>Anforderung Remote Services [2] 98 <text:s text:c="5"/>0x62 <text:s text:c="3"/>M_ASK/CCC_GW</text:p>
      <text:p text:style-name="Preformatted_20_Text">940 <text:s text:c="4"/>0x3AC <text:s text:c="2"/>Nachlaufzeit Klemme 30 fehlergesteuert [2] <text:s text:c="5"/>0 <text:s text:c="6"/>0x0 <text:s text:c="4"/>KGM</text:p>
      <text:p text:style-name="Preformatted_20_Text">944 <text:s text:c="4"/>0x3B0 <text:s text:c="2"/>Status Gang Rückwärts [2] <text:s text:c="6"/>112 <text:s text:c="4"/>0x70 <text:s text:c="3"/>LM</text:p>
      <text:p text:style-name="Preformatted_20_Text">945 <text:s text:c="4"/>0x3B1 <text:s text:c="2"/>Getriebedaten 3 [2] <text:s text:c="4"/>24 <text:s text:c="5"/>0x18 <text:s text:c="3"/>EGS_MECH/DKG</text:p>
      <text:p text:style-name="Preformatted_20_Text">947 <text:s text:c="4"/>0x3B3 <text:s text:c="2"/>Powermanagement Verbrauchersteuerung [8] <text:s text:c="7"/>18 <text:s text:c="5"/>0x12 <text:s text:c="3"/>DME1/DDE1</text:p>
      <text:p text:style-name="Preformatted_20_Text">948 <text:s text:c="4"/>0x3B4 <text:s text:c="2"/>Powermanagement Batteriespannung [11] <text:s text:c="2"/>18 <text:s text:c="5"/>0x12 <text:s text:c="3"/>DME1/DDE1</text:p>
      <text:p text:style-name="Preformatted_20_Text">950 <text:s text:c="4"/>0x3B6 <text:s text:c="2"/>Position Fensterheber FAT [6] <text:s text:c="2"/>0 <text:s text:c="6"/>0x0 <text:s text:c="4"/>KGM</text:p>
      <text:p text:style-name="Preformatted_20_Text">951 <text:s text:c="4"/>0x3B7 <text:s text:c="2"/>Position Fensterheber FATH [5] <text:s/>114 <text:s text:c="4"/>0x72 <text:s text:c="3"/>KBM</text:p>
      <text:p text:style-name="Preformatted_20_Text">952 <text:s text:c="4"/>0x3B8 <text:s text:c="2"/>Position Fensterheber BFT [6] <text:s text:c="2"/>0 <text:s text:c="6"/>0x0 <text:s text:c="4"/>KGM</text:p>
      <text:p text:style-name="Preformatted_20_Text">953 <text:s text:c="4"/>0x3B9 <text:s text:c="2"/>Position Fensterheber BFTH [5] <text:s/>114 <text:s text:c="4"/>0x72 <text:s text:c="3"/>KBM</text:p>
      <text:p text:style-name="Preformatted_20_Text">954 <text:s text:c="4"/>0x3BA <text:s text:c="2"/>Position SHD [10] <text:s text:c="6"/>68 <text:s text:c="5"/>0x44 <text:s text:c="3"/>SHD/MDS</text:p>
      <text:p text:style-name="Preformatted_20_Text">958 <text:s text:c="4"/>0x3BE <text:s text:c="2"/>Nachlaufzeit Stromversorgung [5] <text:s text:c="7"/>64 <text:s text:c="5"/>0x40 <text:s text:c="3"/>CAS</text:p>
      <text:p text:style-name="Preformatted_20_Text">959 <text:s text:c="4"/>0x3BF <text:s text:c="2"/>Position Fensterheber Heckscheibe [1] <text:s text:c="2"/>36 <text:s text:c="5"/>0x24 <text:s text:c="3"/>CVM_V</text:p>
      <text:p text:style-name="Preformatted_20_Text">960 <text:s text:c="4"/>0x3C0 <text:s text:c="2"/>Konfiguration FAS [3] <text:s text:c="2"/>109 <text:s text:c="4"/>0x6D <text:s text:c="3"/>SM_FA</text:p>
      <text:p text:style-name="Preformatted_20_Text">961 <text:s text:c="4"/>0x3C1 <text:s text:c="2"/>Konfiguration BFS [3] <text:s text:c="2"/>110 <text:s text:c="4"/>0x6E <text:s text:c="3"/>SM_BF</text:p>
      <text:p text:style-name="Preformatted_20_Text">970 <text:s text:c="4"/>0x3CA <text:s text:c="2"/>Konfiguration M-Drive [2] <text:s text:c="6"/>98 <text:s text:c="5"/>0x62 <text:s text:c="3"/>M_ASK/CCC_GW</text:p>
      <text:p text:style-name="Preformatted_20_Text">979 <text:s text:c="4"/>0x3D3 <text:s text:c="2"/>Status Solarsensor [1] <text:s/>112 <text:s text:c="4"/>0x70 <text:s text:c="3"/>LM</text:p>
      <text:p text:style-name="Preformatted_20_Text">980 <text:s text:c="4"/>0x3D4 <text:s text:c="2"/>Konfiguration Zentralverriegelung CKM [3] <text:s text:c="6"/>98 <text:s text:c="5"/>0x62 <text:s text:c="3"/>M_ASK/CCC_GW</text:p>
      <text:p text:style-name="Preformatted_20_Text">981 <text:s text:c="4"/>0x3D5 <text:s text:c="2"/>Status Zentralverriegelung CKM [4] <text:s text:c="5"/>64 <text:s text:c="5"/>0x40 <text:s text:c="3"/>CAS</text:p>
      <text:p text:style-name="Preformatted_20_Text">982 <text:s text:c="4"/>0x3D6 <text:s text:c="2"/>Konfiguration DWA CKM [1] <text:s text:c="6"/>98 <text:s text:c="5"/>0x62 <text:s text:c="3"/>M_ASK/CCC_GW</text:p>
      <text:p text:style-name="Preformatted_20_Text">983 <text:s text:c="4"/>0x3D7 <text:s text:c="2"/>Status DWA CKM [2] <text:s text:c="5"/>65 <text:s text:c="5"/>0x41 <text:s text:c="3"/>DWA</text:p>
      <text:p text:style-name="Preformatted_20_Text">984 <text:s text:c="4"/>0x3D8 <text:s text:c="2"/>Konfiguration RLS CKM [3] <text:s text:c="6"/>98 <text:s text:c="5"/>0x62 <text:s text:c="3"/>M_ASK/CCC_GW</text:p>
      <text:p text:style-name="Preformatted_20_Text">985 <text:s text:c="4"/>0x3D9 <text:s text:c="2"/>Status RLS CKM [4] <text:s text:c="5"/>69 <text:s text:c="5"/>0x45 <text:s text:c="3"/>RLS</text:p>
      <text:p text:style-name="Preformatted_20_Text">985 <text:s text:c="4"/>0x3D9 <text:s text:c="2"/>Status RLS CKM [4] <text:s text:c="5"/>112 <text:s text:c="4"/>0x70 <text:s text:c="3"/>LM</text:p>
      <text:p text:style-name="Preformatted_20_Text">986 <text:s text:c="4"/>0x3DA <text:s text:c="2"/>Konfiguration Memorypositionen CKM [1] <text:s/>98 <text:s text:c="5"/>0x62 <text:s text:c="3"/>M_ASK/CCC_GW</text:p>
      <text:p text:style-name="Preformatted_20_Text">987 <text:s text:c="4"/>0x3DB <text:s text:c="2"/>Status Memorypositionen CKM [3] 101 <text:s text:c="4"/>0x65 <text:s text:c="3"/>SZM_MIT_KBUS</text:p>
      <text:p text:style-name="Preformatted_20_Text">987 <text:s text:c="4"/>0x3DB <text:s text:c="2"/>Status Memorypositionen CKM [3] 109 <text:s text:c="4"/>0x6D <text:s text:c="3"/>SM_FA</text:p>
      <text:p text:style-name="Preformatted_20_Text">988 <text:s text:c="4"/>0x3DC <text:s text:c="2"/>Konfiguration Licht CKM [3] <text:s text:c="4"/>98 <text:s text:c="5"/>0x62 <text:s text:c="3"/>M_ASK/CCC_GW</text:p>
      <text:p text:style-name="Preformatted_20_Text">989 <text:s text:c="4"/>0x3DD <text:s text:c="2"/>Status Licht CKM [4] <text:s text:c="3"/>112 <text:s text:c="4"/>0x70 <text:s text:c="3"/>LM</text:p>
      <text:p text:style-name="Preformatted_20_Text">990 <text:s text:c="4"/>0x3DE <text:s text:c="2"/>Konfiguration Klima CKM [5] <text:s text:c="4"/>98 <text:s text:c="5"/>0x62 <text:s text:c="3"/>M_ASK/CCC_GW</text:p>
      <text:p text:style-name="Preformatted_20_Text">991 <text:s text:c="4"/>0x3DF <text:s text:c="2"/>Status Klima CKM [6] <text:s text:c="3"/>120 <text:s text:c="4"/>0x78 <text:s text:c="3"/>IHKA</text:p>
      <text:p text:style-name="Preformatted_20_Text">992 <text:s text:c="4"/>0x3E0 <text:s text:c="2"/>Konfiguration ALC CKM [1] <text:s text:c="6"/>98 <text:s text:c="5"/>0x62 <text:s text:c="3"/>M_ASK/CCC_GW</text:p>
      <text:p text:style-name="Preformatted_20_Text">993 <text:s text:c="4"/>0x3E1 <text:s text:c="2"/>Status ALC CKM [1] <text:s text:c="5"/>112 <text:s text:c="4"/>0x70 <text:s text:c="3"/>LM</text:p>
      <text:p text:style-name="Preformatted_20_Text">994 <text:s text:c="4"/>0x3E2 <text:s text:c="2"/>Konfiguration Heckklappe CKM [1] <text:s text:c="7"/>98 <text:s text:c="5"/>0x62 <text:s text:c="3"/>M_ASK/CCC_GW</text:p>
      <text:p text:style-name="Preformatted_20_Text"><text:soft-page-break/>995 <text:s text:c="4"/>0x3E3 <text:s text:c="2"/>Status Heckklappe CKM [1] <text:s text:c="6"/>107 <text:s text:c="4"/>0x6B <text:s text:c="3"/>HKL</text:p>
      <text:p text:style-name="Preformatted_20_Text">1001 <text:s text:c="3"/>0x3E9 <text:s text:c="2"/>Marker 1 [1] <text:s text:c="3"/>255 <text:s text:c="4"/>0xFF <text:s text:c="3"/>unbekannt</text:p>
      <text:p text:style-name="Preformatted_20_Text">1002 <text:s text:c="3"/>0x3EA <text:s text:c="2"/>Marker 2 [3] <text:s text:c="3"/>126 <text:s text:c="4"/>0x7E <text:s text:c="3"/>Diagnosetool_K_CAN_System</text:p>
      <text:p text:style-name="Preformatted_20_Text">1003 <text:s text:c="3"/>0x3EB <text:s text:c="2"/>Marker 3 [1] <text:s text:c="3"/>125 <text:s text:c="4"/>0x7D <text:s text:c="3"/>Diagnosetool_PT_CAN</text:p>
      <text:p text:style-name="Preformatted_20_Text">1006 <text:s text:c="3"/>0x3EE <text:s text:c="2"/>Anforderung Fehlermeldung [1] <text:s text:c="2"/>255 <text:s text:c="4"/>0xFF <text:s text:c="3"/>unbekannt</text:p>
      <text:p text:style-name="Preformatted_20_Text">1007 <text:s text:c="3"/>0x3EF <text:s text:c="2"/>OBD Daten Motor (3) <text:s text:c="4"/>18 <text:s text:c="5"/>0x12 <text:s text:c="3"/>DME1/DDE1</text:p>
      <text:p text:style-name="Preformatted_20_Text">1008 <text:s text:c="3"/>0x3F0 <text:s text:c="2"/>Konfiguration Licht Erweitert CKM [1] <text:s text:c="2"/>98 <text:s text:c="5"/>0x62 <text:s text:c="3"/>M_ASK/CCC_GW</text:p>
      <text:p text:style-name="Preformatted_20_Text">1009 <text:s text:c="3"/>0x3F1 <text:s text:c="2"/>Status Licht Erweitert CKM [1] <text:s/>112 <text:s text:c="4"/>0x70 <text:s text:c="3"/>LM</text:p>
      <text:p text:style-name="Preformatted_20_Text">1012 <text:s text:c="3"/>0x3F4 <text:s text:c="2"/>Konfiguration Laderaumabdeckung CKM [1] 98 <text:s text:c="5"/>0x62 <text:s text:c="3"/>M_ASK/CCC_GW</text:p>
      <text:p text:style-name="Preformatted_20_Text">1013 <text:s text:c="3"/>0x3F5 <text:s text:c="2"/>Status Laderaumabdeckung CKM [1] <text:s text:c="7"/>114 <text:s text:c="4"/>0x72 <text:s text:c="3"/>KBM</text:p>
      <text:p text:style-name="Preformatted_20_Text">1022 <text:s text:c="3"/>0x3FE <text:s text:c="2"/>Anforderung CAN_Testtool SI-Bus [5] <text:s text:c="4"/>126 <text:s text:c="4"/>0x7E <text:s text:c="3"/>Diagnosetool_K_CAN_System</text:p>
      <text:p text:style-name="Preformatted_20_Text">1280 <text:s text:c="3"/>0x500 <text:s text:c="2"/>Datentransfer [1] <text:s text:c="6"/>112 <text:s text:c="4"/>0x70 <text:s text:c="3"/>LM</text:p>
      <text:p text:style-name="Preformatted_20_Text">1280 <text:s text:c="3"/>0x500 <text:s text:c="2"/>Datentransfer [1] <text:s text:c="6"/>120 <text:s text:c="4"/>0x78 <text:s text:c="3"/>IHKA</text:p>
      <text:p text:style-name="Preformatted_20_Text">1984 <text:s text:c="3"/>0x7C0 <text:s text:c="2"/>CAS Programmierung Bandende 1 (3) <text:s text:c="6"/>64 <text:s text:c="5"/>0x40 <text:s text:c="3"/>CAS</text:p>
      <text:p text:style-name="Preformatted_20_Text">1985 <text:s text:c="3"/>0x7C1 <text:s text:c="2"/>CAS Programmierung Bandende 2 (3) <text:s text:c="6"/>255 <text:s text:c="4"/>0xFF <text:s text:c="3"/>TOOL_BANDENDE_CAS</text:p>
      <text:p text:style-name="Preformatted_20_Text">1986 <text:s text:c="3"/>0x7C2 <text:s text:c="2"/>CAS Applikationsnachricht 1 (3) 64 <text:s text:c="5"/>0x40 <text:s text:c="3"/>CAS</text:p>
      <text:p text:style-name="Preformatted_20_Text">1987 <text:s text:c="3"/>0x7C3 <text:s text:c="2"/>CAS Applikationsnachricht 2 (3) 255 <text:s text:c="4"/>0xFF <text:s text:c="3"/>TOOL_BANDENDE_CAS</text:p>
      <text:p text:style-name="Preformatted_20_Text">1152 <text:s text:c="3"/>0x480 <text:s text:c="2"/>Netzwerkmanagement <text:s text:c="5"/>0 <text:s text:c="6"/>0x0 <text:s text:c="4"/>KGM</text:p>
      <text:p text:style-name="Preformatted_20_Text">1153 <text:s text:c="3"/>0x481 <text:s text:c="2"/>Netzwerkmanagement <text:s text:c="5"/>1 <text:s text:c="6"/>0x1 <text:s text:c="4"/>ACSM</text:p>
      <text:p text:style-name="Preformatted_20_Text">1154 <text:s text:c="3"/>0x482 <text:s text:c="2"/>Netzwerkmanagement <text:s text:c="5"/>2 <text:s text:c="6"/>0x2 <text:s text:c="4"/>SZL_LWS</text:p>
      <text:p text:style-name="Preformatted_20_Text">1170 <text:s text:c="3"/>0x492 <text:s text:c="2"/>Netzwerkmanagement <text:s text:c="5"/>18 <text:s text:c="5"/>0x12 <text:s text:c="3"/>DDE1/DME1</text:p>
      <text:p text:style-name="Preformatted_20_Text">1174 <text:s text:c="3"/>0x496 <text:s text:c="2"/>Netzwerkmanagement <text:s text:c="5"/>22 <text:s text:c="5"/>0x16 <text:s text:c="3"/>AFS</text:p>
      <text:p text:style-name="Preformatted_20_Text">1175 <text:s text:c="3"/>0x497 <text:s text:c="2"/>Netzwerkmanagement <text:s text:c="5"/>23 <text:s text:c="5"/>0x17 <text:s text:c="3"/>EKP</text:p>
      <text:p text:style-name="Preformatted_20_Text">1176 <text:s text:c="3"/>0x498 <text:s text:c="2"/>Netzwerkmanagement <text:s text:c="5"/>24 <text:s text:c="5"/>0x18 <text:s text:c="3"/>DKG/EGS_MECH/EGS_MECH+NAVI/SMG/SMG_M</text:p>
      <text:p text:style-name="Preformatted_20_Text">1177 <text:s text:c="3"/>0x499 <text:s text:c="2"/>Netzwerkmanagement <text:s text:c="5"/>25 <text:s text:c="5"/>0x19 <text:s text:c="3"/>VGSG</text:p>
      <text:p text:style-name="Preformatted_20_Text">1179 <text:s text:c="3"/>0x49B <text:s text:c="2"/>Netzwerkmanagement <text:s text:c="5"/>27 <text:s text:c="5"/>0x1B <text:s text:c="3"/>VVT1</text:p>
      <text:p text:style-name="Preformatted_20_Text">1180 <text:s text:c="3"/>0x49C <text:s text:c="2"/>Netzwerkmanagement <text:s text:c="5"/>28 <text:s text:c="5"/>0x1C <text:s text:c="3"/>LDM</text:p>
      <text:p text:style-name="Preformatted_20_Text">1182 <text:s text:c="3"/>0x49E <text:s text:c="2"/>Netzwerkmanagement <text:s text:c="5"/>30 <text:s text:c="5"/>0x1E <text:s text:c="3"/>VVT2</text:p>
      <text:p text:style-name="Preformatted_20_Text">1184 <text:s text:c="3"/>0x4A0 <text:s text:c="2"/>Netzwerkmanagement <text:s text:c="5"/>32 <text:s text:c="5"/>0x20 <text:s text:c="3"/>RDC</text:p>
      <text:p text:style-name="Preformatted_20_Text">1185 <text:s text:c="3"/>0x4A1 <text:s text:c="2"/>Netzwerkmanagement <text:s text:c="5"/>33 <text:s text:c="5"/>0x21 <text:s text:c="3"/>ACC+NAVI/ACC_Modul</text:p>
      <text:p text:style-name="Preformatted_20_Text">1187 <text:s text:c="3"/>0x4A3 <text:s text:c="2"/>Netzwerkmanagement <text:s text:c="5"/>35 <text:s text:c="5"/>0x23 <text:s text:c="3"/>ARS_Modul</text:p>
      <text:p text:style-name="Preformatted_20_Text">1188 <text:s text:c="3"/>0x4A4 <text:s text:c="2"/>Netzwerkmanagement <text:s text:c="5"/>36 <text:s text:c="5"/>0x24 <text:s text:c="3"/>CVM_V</text:p>
      <text:p text:style-name="Preformatted_20_Text">1189 <text:s text:c="3"/>0x4A5 <text:s text:c="2"/>Netzwerkmanagement <text:s text:c="5"/>37 <text:s text:c="5"/>0x25 <text:s text:c="3"/>RSC_VDA/SC_CT/SC_VDA</text:p>
      <text:p text:style-name="Preformatted_20_Text">1191 <text:s text:c="3"/>0x4A7 <text:s text:c="2"/>Netzwerkmanagement <text:s text:c="5"/>39 <text:s text:c="5"/>0x27 <text:s text:c="3"/>PGS</text:p>
      <text:p text:style-name="Preformatted_20_Text">1193 <text:s text:c="3"/>0x4A9 <text:s text:c="2"/>Netzwerkmanagement <text:s text:c="5"/>41 <text:s text:c="5"/>0x29 <text:s text:c="3"/>DSC_CT/DSC_RB/DXC_RB</text:p>
      <text:p text:style-name="Preformatted_20_Text">1206 <text:s text:c="3"/>0x4B6 <text:s text:c="2"/>Netzwerkmanagement <text:s text:c="5"/>54 <text:s text:c="5"/>0x36 <text:s text:c="3"/>TEL_BPI/TEL_JAP/TEL_MULF</text:p>
      <text:p text:style-name="Preformatted_20_Text">1207 <text:s text:c="3"/>0x4B7 <text:s text:c="2"/>Netzwerkmanagement <text:s text:c="5"/>55 <text:s text:c="5"/>0x37 <text:s text:c="3"/>AMP_TOP</text:p>
      <text:p text:style-name="Preformatted_20_Text">1208 <text:s text:c="3"/>0x4B8 <text:s text:c="2"/>Netzwerkmanagement <text:s text:c="5"/>56 <text:s text:c="5"/>0x38 <text:s text:c="3"/>EHC</text:p>
      <text:p text:style-name="Preformatted_20_Text">1209 <text:s text:c="3"/>0x4B9 <text:s text:c="2"/>Netzwerkmanagement <text:s text:c="5"/>57 <text:s text:c="5"/>0x39 <text:s text:c="3"/>EDCK_Modul</text:p>
      <text:p text:style-name="Preformatted_20_Text">1210 <text:s text:c="3"/>0x4BA <text:s text:c="2"/>Netzwerkmanagement <text:s text:c="5"/>58 <text:s text:c="5"/>0x3A <text:s text:c="3"/>KHM</text:p>
      <text:p text:style-name="Preformatted_20_Text">1211 <text:s text:c="3"/>0x4BB <text:s text:c="2"/>Netzwerkmanagement <text:s text:c="5"/>59 <text:s text:c="5"/>0x3B <text:s text:c="3"/>JNAV</text:p>
      <text:p text:style-name="Preformatted_20_Text">1212 <text:s text:c="3"/>0x4BC <text:s text:c="2"/>Netzwerkmanagement <text:s text:c="5"/>60 <text:s text:c="5"/>0x3C <text:s text:c="3"/>CDC</text:p>
      <text:p text:style-name="Preformatted_20_Text">1213 <text:s text:c="3"/>0x4BD <text:s text:c="2"/>Netzwerkmanagement <text:s text:c="5"/>61 <text:s text:c="5"/>0x3D <text:s text:c="3"/>HUD</text:p>
      <text:p text:style-name="Preformatted_20_Text">1216 <text:s text:c="3"/>0x4C0 <text:s text:c="2"/>Netzwerkmanagement <text:s text:c="5"/>64 <text:s text:c="5"/>0x40 <text:s text:c="3"/>CAS</text:p>
      <text:p text:style-name="Preformatted_20_Text">1217 <text:s text:c="3"/>0x4C1 <text:s text:c="2"/>Netzwerkmanagement <text:s text:c="5"/>65 <text:s text:c="5"/>0x41 <text:s text:c="3"/>DWA</text:p>
      <text:p text:style-name="Preformatted_20_Text">1220 <text:s text:c="3"/>0x4C4 <text:s text:c="2"/>Netzwerkmanagement <text:s text:c="5"/>68 <text:s text:c="5"/>0x44 <text:s text:c="3"/>MDS/SHD</text:p>
      <text:p text:style-name="Preformatted_20_Text">1221 <text:s text:c="3"/>0x4C5 <text:s text:c="2"/>Netzwerkmanagement <text:s text:c="5"/>69 <text:s text:c="5"/>0x45 <text:s text:c="3"/>RLS/RLS</text:p>
      <text:p text:style-name="Preformatted_20_Text">1227 <text:s text:c="3"/>0x4CB <text:s text:c="2"/>Netzwerkmanagement <text:s text:c="5"/>75 <text:s text:c="5"/>0x4B <text:s text:c="3"/>VM</text:p>
      <text:p text:style-name="Preformatted_20_Text">1232 <text:s text:c="3"/>0x4D0 <text:s text:c="2"/>Netzwerkmanagement <text:s text:c="5"/>80 <text:s text:c="5"/>0x50 <text:s text:c="3"/>Notstrom-Sirene</text:p>
      <text:p text:style-name="Preformatted_20_Text">1235 <text:s text:c="3"/>0x4D3 <text:s text:c="2"/>Netzwerkmanagement <text:s text:c="5"/>83 <text:s text:c="5"/>0x53 <text:s text:c="3"/>IBOC</text:p>
      <text:p text:style-name="Preformatted_20_Text">1236 <text:s text:c="3"/>0x4D4 <text:s text:c="2"/>Netzwerkmanagement <text:s text:c="5"/>84 <text:s text:c="5"/>0x54 <text:s text:c="3"/>SDARS</text:p>
      <text:p text:style-name="Preformatted_20_Text">1237 <text:s text:c="3"/>0x4D5 <text:s text:c="2"/>Netzwerkmanagement <text:s text:c="5"/>85 <text:s text:c="5"/>0x55 <text:s text:c="3"/>ISpeechBox</text:p>
      <text:p text:style-name="Preformatted_20_Text">1239 <text:s text:c="3"/>0x4D7 <text:s text:c="2"/>Netzwerkmanagement <text:s text:c="5"/>87 <text:s text:c="5"/>0x57 <text:s text:c="3"/>NVC</text:p>
      <text:p text:style-name="Preformatted_20_Text">1241 <text:s text:c="3"/>0x4D9 <text:s text:c="2"/>Netzwerkmanagement <text:s text:c="5"/>89 <text:s text:c="5"/>0x59 <text:s text:c="3"/>aLBV_FA</text:p>
      <text:p text:style-name="Preformatted_20_Text">1242 <text:s text:c="3"/>0x4DA <text:s text:c="2"/>Netzwerkmanagement <text:s text:c="5"/>90 <text:s text:c="5"/>0x5A <text:s text:c="3"/>aLBV_BF</text:p>
      <text:p text:style-name="Preformatted_20_Text">1243 <text:s text:c="3"/>0x4DB <text:s text:c="2"/>Netzwerkmanagement <text:s text:c="5"/>91 <text:s text:c="5"/>0x5B <text:s text:c="3"/>DAB</text:p>
      <text:p text:style-name="Preformatted_20_Text">1244 <text:s text:c="3"/>0x4DC <text:s text:c="2"/>Netzwerkmanagement <text:s text:c="5"/>92 <text:s text:c="5"/>0x5C <text:s text:c="3"/>Behoerde</text:p>
      <text:p text:style-name="Preformatted_20_Text">1245 <text:s text:c="3"/>0x4DD <text:s text:c="2"/>Netzwerkmanagement <text:s text:c="5"/>93 <text:s text:c="5"/>0x5D <text:s text:c="3"/>TLC</text:p>
      <text:p text:style-name="Preformatted_20_Text"><text:soft-page-break/>1246 <text:s text:c="3"/>0x4DE <text:s text:c="2"/>Netzwerkmanagement <text:s text:c="5"/>94 <text:s text:c="5"/>0x5E <text:s text:c="3"/>GWS</text:p>
      <text:p text:style-name="Preformatted_20_Text">1247 <text:s text:c="3"/>0x4DF <text:s text:c="2"/>Netzwerkmanagement <text:s text:c="5"/>95 <text:s text:c="5"/>0x5F <text:s text:c="3"/>FLA</text:p>
      <text:p text:style-name="Preformatted_20_Text">1248 <text:s text:c="3"/>0x4E0 <text:s text:c="2"/>Netzwerkmanagement <text:s text:c="5"/>96 <text:s text:c="5"/>0x60 <text:s text:c="3"/>Kombi</text:p>
      <text:p text:style-name="Preformatted_20_Text">1250 <text:s text:c="3"/>0x4E2 <text:s text:c="2"/>Netzwerkmanagement <text:s text:c="5"/>98 <text:s text:c="5"/>0x62 <text:s text:c="3"/>CCC_GW/M_ASK</text:p>
      <text:p text:style-name="Preformatted_20_Text">1251 <text:s text:c="3"/>0x4E3 <text:s text:c="2"/>Netzwerkmanagement <text:s text:c="5"/>99 <text:s text:c="5"/>0x63 <text:s text:c="3"/>CCC_MM</text:p>
      <text:p text:style-name="Preformatted_20_Text">1252 <text:s text:c="3"/>0x4E4 <text:s text:c="2"/>Netzwerkmanagement <text:s text:c="5"/>100 <text:s text:c="4"/>0x64 <text:s text:c="3"/>PDC</text:p>
      <text:p text:style-name="Preformatted_20_Text">1253 <text:s text:c="3"/>0x4E5 <text:s text:c="2"/>Netzwerkmanagement <text:s text:c="5"/>101 <text:s text:c="4"/>0x65 <text:s text:c="3"/>SZM/SZM_MIT_KBUS</text:p>
      <text:p text:style-name="Preformatted_20_Text">1255 <text:s text:c="3"/>0x4E7 <text:s text:c="2"/>Netzwerkmanagement <text:s text:c="5"/>103 <text:s text:c="4"/>0x67 <text:s text:c="3"/>ZBE/ZBE_LO</text:p>
      <text:p text:style-name="Preformatted_20_Text">1259 <text:s text:c="3"/>0x4EB <text:s text:c="2"/>Netzwerkmanagement <text:s text:c="5"/>107 <text:s text:c="4"/>0x6B <text:s text:c="3"/>HKL</text:p>
      <text:p text:style-name="Preformatted_20_Text">1261 <text:s text:c="3"/>0x4ED <text:s text:c="2"/>Netzwerkmanagement <text:s text:c="5"/>109 <text:s text:c="4"/>0x6D <text:s text:c="3"/>SM_FA/SM_FA_KBUS</text:p>
      <text:p text:style-name="Preformatted_20_Text">1262 <text:s text:c="3"/>0x4EE <text:s text:c="2"/>Netzwerkmanagement <text:s text:c="5"/>110 <text:s text:c="4"/>0x6E <text:s text:c="3"/>SM_BF/SM_BF_KBUS</text:p>
      <text:p text:style-name="Preformatted_20_Text">1264 <text:s text:c="3"/>0x4F0 <text:s text:c="2"/>Netzwerkmanagement <text:s text:c="5"/>112 <text:s text:c="4"/>0x70 <text:s text:c="3"/>LM/LM_ALC</text:p>
      <text:p text:style-name="Preformatted_20_Text">1265 <text:s text:c="3"/>0x4F1 <text:s text:c="2"/>Netzwerkmanagement <text:s text:c="5"/>113 <text:s text:c="4"/>0x71 <text:s text:c="3"/>AHM</text:p>
      <text:p text:style-name="Preformatted_20_Text">1266 <text:s text:c="3"/>0x4F2 <text:s text:c="2"/>Netzwerkmanagement <text:s text:c="5"/>114 <text:s text:c="4"/>0x72 <text:s text:c="3"/>KBM</text:p>
      <text:p text:style-name="Preformatted_20_Text">1267 <text:s text:c="3"/>0x4F3 <text:s text:c="2"/>Netzwerkmanagement <text:s text:c="5"/>115 <text:s text:c="4"/>0x73 <text:s text:c="3"/>CID_C/CID_C_H</text:p>
      <text:p text:style-name="Preformatted_20_Text">1272 <text:s text:c="3"/>0x4F8 <text:s text:c="2"/>Netzwerkmanagement <text:s text:c="5"/>120 <text:s text:c="4"/>0x78 <text:s text:c="3"/>IHKA</text:p>
      <text:p text:style-name="Preformatted_20_Text">1274 <text:s text:c="3"/>0x4FA <text:s text:c="2"/>Netzwerkmanagement <text:s text:c="5"/>122 <text:s text:c="4"/>0x7A <text:s text:c="3"/>SH_ZH</text:p>
      <text:p text:style-name="Preformatted_20_Text">1277 <text:s text:c="3"/>0x4FD <text:s text:c="2"/>Netzwerkmanagement <text:s text:c="5"/>125 <text:s text:c="4"/>0x7D <text:s text:c="3"/>Diagnosetool_PT_CAN</text:p>
      <text:p text:style-name="Preformatted_20_Text">1278 <text:s text:c="3"/>0x4FE <text:s text:c="2"/>Netzwerkmanagement <text:s text:c="5"/>126 <text:s text:c="4"/>0x7E <text:s text:c="3"/>Diagnosetool_K_CAN_System</text:p>
      <text:p text:style-name="Preformatted_20_Text">1289 <text:s text:c="3"/>0x509 <text:s text:c="2"/>Netzwerkmanagement <text:s text:c="5"/>137 <text:s text:c="4"/>0x89 <text:s text:c="3"/>Xenon_Scheinwerfer_Links_ALC</text:p>
      <text:p text:style-name="Preformatted_20_Text">1290 <text:s text:c="3"/>0x50A <text:s text:c="2"/>Netzwerkmanagement <text:s text:c="5"/>138 <text:s text:c="4"/>0x8A <text:s text:c="3"/>Xenon_Scheinwerfer_Rechts_ALC</text:p>
      <text:p text:style-name="Preformatted_20_Text">1291 <text:s text:c="3"/>0x50B <text:s text:c="2"/>Netzwerkmanagement <text:s text:c="5"/>139 <text:s text:c="4"/>0x8B <text:s text:c="3"/>CNV</text:p>
      <text:p text:style-name="Preformatted_20_Text">1393 <text:s text:c="3"/>0x571 <text:s text:c="2"/>Netzwerkmanagement <text:s text:c="5"/>241 <text:s text:c="4"/>0xF1 <text:s text:c="3"/>Diagnosedose</text:p>
      <text:p text:style-name="Preformatted_20_Text">1408 <text:s text:c="3"/>0x580 <text:s text:c="2"/>Dienste 0 <text:s text:c="6"/>0x0 <text:s text:c="4"/>KGM</text:p>
      <text:p text:style-name="Preformatted_20_Text">1409 <text:s text:c="3"/>0x581 <text:s text:c="2"/>Dienste 1 <text:s text:c="6"/>0x1 <text:s text:c="4"/>ACSM</text:p>
      <text:p text:style-name="Preformatted_20_Text">1410 <text:s text:c="3"/>0x582 <text:s text:c="2"/>Dienste 2 <text:s text:c="6"/>0x2 <text:s text:c="4"/>SZL_LWS</text:p>
      <text:p text:style-name="Preformatted_20_Text">1426 <text:s text:c="3"/>0x592 <text:s text:c="2"/>Dienste 18 <text:s text:c="5"/>0x12 <text:s text:c="3"/>DDE1/DME1</text:p>
      <text:p text:style-name="Preformatted_20_Text">1430 <text:s text:c="3"/>0x596 <text:s text:c="2"/>Dienste 22 <text:s text:c="5"/>0x16 <text:s text:c="3"/>AFS</text:p>
      <text:p text:style-name="Preformatted_20_Text">1431 <text:s text:c="3"/>0x597 <text:s text:c="2"/>Dienste 23 <text:s text:c="5"/>0x17 <text:s text:c="3"/>EKP</text:p>
      <text:p text:style-name="Preformatted_20_Text">1432 <text:s text:c="3"/>0x598 <text:s text:c="2"/>Dienste 24 <text:s text:c="5"/>0x18 <text:s text:c="3"/>DKG/EGS_MECH/EGS_MECH+NAVI/SMG/SMG_M</text:p>
      <text:p text:style-name="Preformatted_20_Text">1433 <text:s text:c="3"/>0x599 <text:s text:c="2"/>Dienste 25 <text:s text:c="5"/>0x19 <text:s text:c="3"/>VGSG</text:p>
      <text:p text:style-name="Preformatted_20_Text">1435 <text:s text:c="3"/>0x59B <text:s text:c="2"/>Dienste 27 <text:s text:c="5"/>0x1B <text:s text:c="3"/>VVT1</text:p>
      <text:p text:style-name="Preformatted_20_Text">1436 <text:s text:c="3"/>0x59C <text:s text:c="2"/>Dienste 28 <text:s text:c="5"/>0x1C <text:s text:c="3"/>LDM</text:p>
      <text:p text:style-name="Preformatted_20_Text">1438 <text:s text:c="3"/>0x59E <text:s text:c="2"/>Dienste 30 <text:s text:c="5"/>0x1E <text:s text:c="3"/>VVT2</text:p>
      <text:p text:style-name="Preformatted_20_Text">1440 <text:s text:c="3"/>0x5A0 <text:s text:c="2"/>Dienste 32 <text:s text:c="5"/>0x20 <text:s text:c="3"/>RDC</text:p>
      <text:p text:style-name="Preformatted_20_Text">1441 <text:s text:c="3"/>0x5A1 <text:s text:c="2"/>Dienste 33 <text:s text:c="5"/>0x21 <text:s text:c="3"/>ACC+NAVI/ACC_Modul</text:p>
      <text:p text:style-name="Preformatted_20_Text">1443 <text:s text:c="3"/>0x5A3 <text:s text:c="2"/>Dienste 35 <text:s text:c="5"/>0x23 <text:s text:c="3"/>ARS_Modul</text:p>
      <text:p text:style-name="Preformatted_20_Text">1444 <text:s text:c="3"/>0x5A4 <text:s text:c="2"/>Dienste 36 <text:s text:c="5"/>0x24 <text:s text:c="3"/>CVM_V</text:p>
      <text:p text:style-name="Preformatted_20_Text">1445 <text:s text:c="3"/>0x5A5 <text:s text:c="2"/>Dienste 37 <text:s text:c="5"/>0x25 <text:s text:c="3"/>RSC_VDA/SC_CT/SC_VDA</text:p>
      <text:p text:style-name="Preformatted_20_Text">1447 <text:s text:c="3"/>0x5A7 <text:s text:c="2"/>Dienste 39 <text:s text:c="5"/>0x27 <text:s text:c="3"/>PGS</text:p>
      <text:p text:style-name="Preformatted_20_Text">1449 <text:s text:c="3"/>0x5A9 <text:s text:c="2"/>Dienste 41 <text:s text:c="5"/>0x29 <text:s text:c="3"/>DSC_CT/DSC_RB/DXC_RB</text:p>
      <text:p text:style-name="Preformatted_20_Text">1462 <text:s text:c="3"/>0x5B6 <text:s text:c="2"/>Dienste 54 <text:s text:c="5"/>0x36 <text:s text:c="3"/>TEL_BPI/TEL_JAP/TEL_MULF</text:p>
      <text:p text:style-name="Preformatted_20_Text">1463 <text:s text:c="3"/>0x5B7 <text:s text:c="2"/>Dienste 55 <text:s text:c="5"/>0x37 <text:s text:c="3"/>AMP_TOP</text:p>
      <text:p text:style-name="Preformatted_20_Text">1464 <text:s text:c="3"/>0x5B8 <text:s text:c="2"/>Dienste 56 <text:s text:c="5"/>0x38 <text:s text:c="3"/>EHC</text:p>
      <text:p text:style-name="Preformatted_20_Text">1465 <text:s text:c="3"/>0x5B9 <text:s text:c="2"/>Dienste 57 <text:s text:c="5"/>0x39 <text:s text:c="3"/>EDCK_Modul</text:p>
      <text:p text:style-name="Preformatted_20_Text">1466 <text:s text:c="3"/>0x5BA <text:s text:c="2"/>Dienste 58 <text:s text:c="5"/>0x3A <text:s text:c="3"/>KHM</text:p>
      <text:p text:style-name="Preformatted_20_Text">1467 <text:s text:c="3"/>0x5BB <text:s text:c="2"/>Dienste 59 <text:s text:c="5"/>0x3B <text:s text:c="3"/>JNAV</text:p>
      <text:p text:style-name="Preformatted_20_Text">1468 <text:s text:c="3"/>0x5BC <text:s text:c="2"/>Dienste 60 <text:s text:c="5"/>0x3C <text:s text:c="3"/>CDC</text:p>
      <text:p text:style-name="Preformatted_20_Text">1469 <text:s text:c="3"/>0x5BD <text:s text:c="2"/>Dienste 61 <text:s text:c="5"/>0x3D <text:s text:c="3"/>HUD</text:p>
      <text:p text:style-name="Preformatted_20_Text">1472 <text:s text:c="3"/>0x5C0 <text:s text:c="2"/>Dienste 64 <text:s text:c="5"/>0x40 <text:s text:c="3"/>CAS</text:p>
      <text:p text:style-name="Preformatted_20_Text">1473 <text:s text:c="3"/>0x5C1 <text:s text:c="2"/>Dienste 65 <text:s text:c="5"/>0x41 <text:s text:c="3"/>DWA</text:p>
      <text:p text:style-name="Preformatted_20_Text">1476 <text:s text:c="3"/>0x5C4 <text:s text:c="2"/>Dienste 68 <text:s text:c="5"/>0x44 <text:s text:c="3"/>MDS/SHD</text:p>
      <text:p text:style-name="Preformatted_20_Text">1477 <text:s text:c="3"/>0x5C5 <text:s text:c="2"/>Dienste 69 <text:s text:c="5"/>0x45 <text:s text:c="3"/>RLS/RLS</text:p>
      <text:p text:style-name="Preformatted_20_Text">1483 <text:s text:c="3"/>0x5CB <text:s text:c="2"/>Dienste 75 <text:s text:c="5"/>0x4B <text:s text:c="3"/>VM</text:p>
      <text:p text:style-name="Preformatted_20_Text">1488 <text:s text:c="3"/>0x5D0 <text:s text:c="2"/>Dienste 80 <text:s text:c="5"/>0x50 <text:s text:c="3"/>Notstrom-Sirene</text:p>
      <text:p text:style-name="Preformatted_20_Text">1491 <text:s text:c="3"/>0x5D3 <text:s text:c="2"/>Dienste 83 <text:s text:c="5"/>0x53 <text:s text:c="3"/>IBOC</text:p>
      <text:p text:style-name="Preformatted_20_Text">1492 <text:s text:c="3"/>0x5D4 <text:s text:c="2"/>Dienste 84 <text:s text:c="5"/>0x54 <text:s text:c="3"/>SDARS</text:p>
      <text:p text:style-name="Preformatted_20_Text">1493 <text:s text:c="3"/>0x5D5 <text:s text:c="2"/>Dienste 85 <text:s text:c="5"/>0x55 <text:s text:c="3"/>ISpeechBox</text:p>
      <text:p text:style-name="Preformatted_20_Text">1495 <text:s text:c="3"/>0x5D7 <text:s text:c="2"/>Dienste 87 <text:s text:c="5"/>0x57 <text:s text:c="3"/>NVC</text:p>
      <text:p text:style-name="Preformatted_20_Text">1497 <text:s text:c="3"/>0x5D9 <text:s text:c="2"/>Dienste 89 <text:s text:c="5"/>0x59 <text:s text:c="3"/>aLBV_FA</text:p>
      <text:p text:style-name="Preformatted_20_Text">1498 <text:s text:c="3"/>0x5DA <text:s text:c="2"/>Dienste 90 <text:s text:c="5"/>0x5A <text:s text:c="3"/>aLBV_BF</text:p>
      <text:p text:style-name="Preformatted_20_Text"><text:soft-page-break/>1499 <text:s text:c="3"/>0x5DB <text:s text:c="2"/>Dienste 91 <text:s text:c="5"/>0x5B <text:s text:c="3"/>DAB</text:p>
      <text:p text:style-name="Preformatted_20_Text">1500 <text:s text:c="3"/>0x5DC <text:s text:c="2"/>Dienste 92 <text:s text:c="5"/>0x5C <text:s text:c="3"/>Behoerde</text:p>
      <text:p text:style-name="Preformatted_20_Text">1501 <text:s text:c="3"/>0x5DD <text:s text:c="2"/>Dienste 93 <text:s text:c="5"/>0x5D <text:s text:c="3"/>TLC</text:p>
      <text:p text:style-name="Preformatted_20_Text">1502 <text:s text:c="3"/>0x5DE <text:s text:c="2"/>Dienste 94 <text:s text:c="5"/>0x5E <text:s text:c="3"/>GWS</text:p>
      <text:p text:style-name="Preformatted_20_Text">1503 <text:s text:c="3"/>0x5DF <text:s text:c="2"/>Dienste 95 <text:s text:c="5"/>0x5F <text:s text:c="3"/>FLA</text:p>
      <text:p text:style-name="Preformatted_20_Text">1504 <text:s text:c="3"/>0x5E0 <text:s text:c="2"/>Dienste 96 <text:s text:c="5"/>0x60 <text:s text:c="3"/>Kombi</text:p>
      <text:p text:style-name="Preformatted_20_Text">1506 <text:s text:c="3"/>0x5E2 <text:s text:c="2"/>Dienste 98 <text:s text:c="5"/>0x62 <text:s text:c="3"/>CCC_GW/M_ASK</text:p>
      <text:p text:style-name="Preformatted_20_Text">1507 <text:s text:c="3"/>0x5E3 <text:s text:c="2"/>Dienste 99 <text:s text:c="5"/>0x63 <text:s text:c="3"/>CCC_MM</text:p>
      <text:p text:style-name="Preformatted_20_Text">1508 <text:s text:c="3"/>0x5E4 <text:s text:c="2"/>Dienste 100 <text:s text:c="4"/>0x64 <text:s text:c="3"/>PDC</text:p>
      <text:p text:style-name="Preformatted_20_Text">1509 <text:s text:c="3"/>0x5E5 <text:s text:c="2"/>Dienste 101 <text:s text:c="4"/>0x65 <text:s text:c="3"/>SZM/SZM_MIT_KBUS</text:p>
      <text:p text:style-name="Preformatted_20_Text">1511 <text:s text:c="3"/>0x5E7 <text:s text:c="2"/>Dienste 103 <text:s text:c="4"/>0x67 <text:s text:c="3"/>ZBE/ZBE_LO</text:p>
      <text:p text:style-name="Preformatted_20_Text">1515 <text:s text:c="3"/>0x5EB <text:s text:c="2"/>Dienste 107 <text:s text:c="4"/>0x6B <text:s text:c="3"/>HKL</text:p>
      <text:p text:style-name="Preformatted_20_Text">1517 <text:s text:c="3"/>0x5ED <text:s text:c="2"/>Dienste 109 <text:s text:c="4"/>0x6D <text:s text:c="3"/>SM_FA/SM_FA_KBUS</text:p>
      <text:p text:style-name="Preformatted_20_Text">1518 <text:s text:c="3"/>0x5EE <text:s text:c="2"/>Dienste 110 <text:s text:c="4"/>0x6E <text:s text:c="3"/>SM_BF/SM_BF_KBUS</text:p>
      <text:p text:style-name="Preformatted_20_Text">1520 <text:s text:c="3"/>0x5F0 <text:s text:c="2"/>Dienste 112 <text:s text:c="4"/>0x70 <text:s text:c="3"/>LM/LM_ALC</text:p>
      <text:p text:style-name="Preformatted_20_Text">1521 <text:s text:c="3"/>0x5F1 <text:s text:c="2"/>Dienste 113 <text:s text:c="4"/>0x71 <text:s text:c="3"/>AHM</text:p>
      <text:p text:style-name="Preformatted_20_Text">1522 <text:s text:c="3"/>0x5F2 <text:s text:c="2"/>Dienste 114 <text:s text:c="4"/>0x72 <text:s text:c="3"/>KBM</text:p>
      <text:p text:style-name="Preformatted_20_Text">1523 <text:s text:c="3"/>0x5F3 <text:s text:c="2"/>Dienste 115 <text:s text:c="4"/>0x73 <text:s text:c="3"/>CID_C/CID_C_H</text:p>
      <text:p text:style-name="Preformatted_20_Text">1528 <text:s text:c="3"/>0x5F8 <text:s text:c="2"/>Dienste 120 <text:s text:c="4"/>0x78 <text:s text:c="3"/>IHKA</text:p>
      <text:p text:style-name="Preformatted_20_Text">1530 <text:s text:c="3"/>0x5FA <text:s text:c="2"/>Dienste 122 <text:s text:c="4"/>0x7A <text:s text:c="3"/>SH_ZH</text:p>
      <text:p text:style-name="Preformatted_20_Text">1533 <text:s text:c="3"/>0x5FD <text:s text:c="2"/>Dienste 125 <text:s text:c="4"/>0x7D <text:s text:c="3"/>Diagnosetool_PT_CAN</text:p>
      <text:p text:style-name="Preformatted_20_Text">1534 <text:s text:c="3"/>0x5FE <text:s text:c="2"/>Dienste 126 <text:s text:c="4"/>0x7E <text:s text:c="3"/>Diagnosetool_K_CAN_System</text:p>
      <text:p text:style-name="Preformatted_20_Text">1545 <text:s text:c="3"/>0x609 <text:s text:c="2"/>Dienste 137 <text:s text:c="4"/>0x89 <text:s text:c="3"/>Xenon_Scheinwerfer_Links_ALC</text:p>
      <text:p text:style-name="Preformatted_20_Text">1546 <text:s text:c="3"/>0x60A <text:s text:c="2"/>Dienste 138 <text:s text:c="4"/>0x8A <text:s text:c="3"/>Xenon_Scheinwerfer_Rechts_ALC</text:p>
      <text:p text:style-name="Preformatted_20_Text">1547 <text:s text:c="3"/>0x60B <text:s text:c="2"/>Dienste 139 <text:s text:c="4"/>0x8B <text:s text:c="3"/>CNV</text:p>
      <text:p text:style-name="Preformatted_20_Text">1649 <text:s text:c="3"/>0x671 <text:s text:c="2"/>Dienste 241 <text:s text:c="4"/>0xF1 <text:s text:c="3"/>Diagnosedose</text:p>
      <text:p text:style-name="P1">4095 <text:s text:c="3"/>0xFFF <text:s text:c="2"/>unbekannt <text:s text:c="6"/>255 <text:s text:c="4"/>0xFF <text:s text:c="3"/>Sender unbekann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7:10:40.573000000</meta:creation-date>
    <dc:date>2018-05-26T17:26:28.761000000</dc:date>
    <meta:editing-duration>PT5M38S</meta:editing-duration>
    <meta:editing-cycles>1</meta:editing-cycles>
    <meta:document-statistic meta:table-count="0" meta:image-count="0" meta:object-count="0" meta:page-count="8" meta:paragraph-count="410" meta:word-count="3151" meta:character-count="27461" meta:non-whitespace-character-count="17841"/>
    <meta:generator>LibreOffice/5.3.2.2$Windows_x86 LibreOffice_project/6cd4f1ef626f15116896b1d8e1398b56da0d0ee1</meta:generator>
  </office:meta>
</office:document-meta>
</file>